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47804"/>
    </style:style>
    <style:style style:name="ce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er1 - c++" table:style-name="ta1">
        <table:shapes>
          <draw:frame draw:z-index="0" draw:style-name="gr1" draw:text-style-name="P1" svg:width="11.045cm" svg:height="8.074cm" svg:x="1.045cm" svg:y="5.047cm">
            <draw:object draw:notify-on-update-of-ranges="'exer1 - c++'.A2:'exer1 - c++'.A8 'exer1 - c++'.B1:'exer1 - c++'.B1 'exer1 - c++'.B2:'exer1 - c++'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492cm" svg:height="8.419cm" svg:x="30.483cm" svg:y="4.942cm">
            <draw:object draw:notify-on-update-of-ranges="'exer1 - c++'.A2:'exer1 - c++'.A8 'exer1 - c++'.C1:'exer1 - c++'.C1 'exer1 - c++'.C2:'exer1 - c++'.C8 'exer1 - c++'.D1:'exer1 - c++'.D1 'exer1 - c++'.D2:'exer1 - c++'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768cm" svg:height="9.111cm" svg:x="13.256cm" svg:y="5.073cm">
            <draw:object draw:notify-on-update-of-ranges="'exer1 - c++'.M2:'exer1 - c++'.M8 'exer1 - c++'.K2:'exer1 - c++'.K2 'exer1 - c++'.B2:'exer1 - c++'.B8 'exer1 - c++'.K3:'exer1 - c++'.K3 'exer1 - c++'.N2:'exer1 - c++'.N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2.618cm" svg:height="7.097cm" svg:x="1.428cm" svg:y="15.362cm">
            <draw:object draw:notify-on-update-of-ranges="'exer1 - c++'.A2:'exer1 - c++'.A8 'exer1 - c++'.G1:'exer1 - c++'.G1 'exer1 - c++'.G2:'exer1 - c++'.G8 'exer1 - c++'.K3:'exer1 - c++'.K3 'exer1 - c++'.H2:'exer1 - c++'.H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 – Std</text:p>
          </table:table-cell>
          <table:table-cell office:value-type="string" calcext:value-type="string">
            <text:p>L2 – Std</text:p>
          </table:table-cell>
          <table:table-cell/>
          <table:table-cell table:style-name="ce6" office:value-type="string" calcext:value-type="string">
            <text:p>GFLOPS</text:p>
          </table:table-cell>
          <table:table-cell table:style-name="ce6" office:value-type="string" calcext:value-type="string">
            <text:p>C++</text:p>
          </table:table-cell>
          <table:table-cell table:style-name="ce6" office:value-type="string" calcext:value-type="string">
            <text:p>Java</text:p>
          </table:table-cell>
          <table:table-cell table:number-columns-repeated="4"/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477" calcext:value-type="float">
            <text:p>0,24477</text:p>
          </table:table-cell>
          <table:table-cell office:value-type="float" office:value="244806664" calcext:value-type="float">
            <text:p>244806664</text:p>
          </table:table-cell>
          <table:table-cell office:value-type="float" office:value="42692166" calcext:value-type="float">
            <text:p>42692166</text:p>
          </table:table-cell>
          <table:table-cell table:number-columns-repeated="2"/>
          <table:table-cell table:formula="of:=(2*[.A2]^3)/[.B2]*10^-9" office:value-type="float" office:value="1.76492217183478" calcext:value-type="float">
            <text:p>1,76492217183478</text:p>
          </table:table-cell>
          <table:table-cell table:formula="of:=(2*[.M2]^3)/[.N2]*10^-9" office:value-type="float" office:value="1.6551724137931" calcext:value-type="float">
            <text:p>1,6551724137931</text:p>
          </table:table-cell>
          <table:table-cell table:number-columns-repeated="2"/>
          <table:table-cell office:value-type="string" calcext:value-type="string">
            <text:p>C++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261" calcext:value-type="float">
            <text:p>0,2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4234" calcext:value-type="float">
            <text:p>1,64234</text:p>
          </table:table-cell>
          <table:table-cell office:value-type="float" office:value="1224650781" calcext:value-type="float">
            <text:p>1224650781</text:p>
          </table:table-cell>
          <table:table-cell office:value-type="float" office:value="256217363" calcext:value-type="float">
            <text:p>256217363</text:p>
          </table:table-cell>
          <table:table-cell table:number-columns-repeated="2"/>
          <table:table-cell table:formula="of:=(2*[.A3]^3)/[.B3]*10^-9" office:value-type="float" office:value="1.21777463862538" calcext:value-type="float">
            <text:p>1,21777463862538</text:p>
          </table:table-cell>
          <table:table-cell table:formula="of:=(2*[.M3]^3)/[.N3]*10^-9" office:value-type="float" office:value="0.917852225791648" calcext:value-type="float">
            <text:p>0,917852225791648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79" calcext:value-type="float">
            <text:p>2,17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74684" calcext:value-type="float">
            <text:p>4,74684</text:p>
          </table:table-cell>
          <table:table-cell office:value-type="float" office:value="3520341095" calcext:value-type="float">
            <text:p>3520341095</text:p>
          </table:table-cell>
          <table:table-cell office:value-type="float" office:value="1700444516" calcext:value-type="float">
            <text:p>1700444516</text:p>
          </table:table-cell>
          <table:table-cell table:number-columns-repeated="2"/>
          <table:table-cell table:formula="of:=(2*[.A4]^3)/[.B4]*10^-9" office:value-type="float" office:value="1.15613755677461" calcext:value-type="float">
            <text:p>1,15613755677461</text:p>
          </table:table-cell>
          <table:table-cell table:formula="of:=(2*[.M4]^3)/[.N4]*10^-9" office:value-type="float" office:value="0.985632183908046" calcext:value-type="float">
            <text:p>0,985632183908046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5.568" calcext:value-type="float">
            <text:p>5,56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2.386" calcext:value-type="float">
            <text:p>22,386</text:p>
          </table:table-cell>
          <table:table-cell office:value-type="float" office:value="9059253458" calcext:value-type="float">
            <text:p>9059253458</text:p>
          </table:table-cell>
          <table:table-cell office:value-type="float" office:value="8873232145" calcext:value-type="float">
            <text:p>8873232145</text:p>
          </table:table-cell>
          <table:table-cell table:number-columns-repeated="2"/>
          <table:table-cell table:formula="of:=(2*[.A5]^3)/[.B5]*10^-9" office:value-type="float" office:value="0.521039935674082" calcext:value-type="float">
            <text:p>0,521039935674082</text:p>
          </table:table-cell>
          <table:table-cell table:formula="of:=(2*[.M5]^3)/[.N5]*10^-9" office:value-type="float" office:value="0.50304049683012" calcext:value-type="float">
            <text:p>0,50304049683012</text:p>
          </table:table-cell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23.187" calcext:value-type="float">
            <text:p>23,18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8.3412" calcext:value-type="float">
            <text:p>48,3412</text:p>
          </table:table-cell>
          <table:table-cell office:value-type="float" office:value="17644124045" calcext:value-type="float">
            <text:p>17644124045</text:p>
          </table:table-cell>
          <table:table-cell office:value-type="float" office:value="25375241449" calcext:value-type="float">
            <text:p>25375241449</text:p>
          </table:table-cell>
          <table:table-cell table:number-columns-repeated="2"/>
          <table:table-cell table:formula="of:=(2*[.A6]^3)/[.B6]*10^-9" office:value-type="float" office:value="0.440535195650915" calcext:value-type="float">
            <text:p>0,440535195650915</text:p>
          </table:table-cell>
          <table:table-cell table:formula="of:=(2*[.M6]^3)/[.N6]*10^-9" office:value-type="float" office:value="0.437056191766203" calcext:value-type="float">
            <text:p>0,437056191766203</text:p>
          </table:table-cell>
          <table:table-cell table:number-columns-repeated="4"/>
          <table:table-cell office:value-type="float" office:value="2200" calcext:value-type="float">
            <text:p>2200</text:p>
          </table:table-cell>
          <table:table-cell office:value-type="float" office:value="48.726" calcext:value-type="float">
            <text:p>48,7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6.2234" calcext:value-type="float">
            <text:p>86,2234</text:p>
          </table:table-cell>
          <table:table-cell office:value-type="float" office:value="30912266518" calcext:value-type="float">
            <text:p>30912266518</text:p>
          </table:table-cell>
          <table:table-cell office:value-type="float" office:value="52844144647" calcext:value-type="float">
            <text:p>52844144647</text:p>
          </table:table-cell>
          <table:table-cell table:number-columns-repeated="2"/>
          <table:table-cell table:formula="of:=(2*[.A7]^3)/[.B7]*10^-9" office:value-type="float" office:value="0.407685152754357" calcext:value-type="float">
            <text:p>0,407685152754357</text:p>
          </table:table-cell>
          <table:table-cell table:formula="of:=(2*[.M7]^3)/[.N7]*10^-9" office:value-type="float" office:value="0.407356332495104" calcext:value-type="float">
            <text:p>0,407356332495104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office:value-type="float" office:value="86.293" calcext:value-type="float">
            <text:p>86,29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3.751" calcext:value-type="float">
            <text:p>143,751</text:p>
          </table:table-cell>
          <table:table-cell office:value-type="float" office:value="50317568625" calcext:value-type="float">
            <text:p>50317568625</text:p>
          </table:table-cell>
          <table:table-cell office:value-type="float" office:value="97470458573" calcext:value-type="float">
            <text:p>97470458573</text:p>
          </table:table-cell>
          <table:table-cell table:number-columns-repeated="2"/>
          <table:table-cell table:formula="of:=(2*[.A8]^3)/[.B8]*10^-9" office:value-type="float" office:value="0.375649560698708" calcext:value-type="float">
            <text:p>0,375649560698708</text:p>
          </table:table-cell>
          <table:table-cell table:formula="of:=(2*[.M8]^3)/[.N8]*10^-9" office:value-type="float" office:value="0.383226053694228" calcext:value-type="float">
            <text:p>0,383226053694228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40.909" calcext:value-type="float">
            <text:p>140,909</text:p>
          </table:table-cell>
        </table:table-row>
      </table:table>
      <table:table table:name="exerc2.1 - c++" table:style-name="ta1">
        <table:shapes>
          <draw:frame draw:z-index="0" draw:style-name="gr1" draw:text-style-name="P2" svg:width="15.997cm" svg:height="9.005cm" svg:x="33.153cm" svg:y="0.928cm">
            <draw:object draw:notify-on-update-of-ranges="'exerc2.1 - c++'.B3:'exerc2.1 - c++'.B9 'exerc2.1 - c++'.A3:'exerc2.1 - c++'.A3 'exerc2.1 - c++'.C3:'exerc2.1 - c++'.C9 'exerc2.1 - c++'.A11:'exerc2.1 - c++'.A11 'exerc2.1 - c++'.C11:'exerc2.1 - c++'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473cm" svg:height="6.933cm" svg:x="0.826cm" svg:y="14.768cm">
            <draw:object draw:notify-on-update-of-ranges="'exerc2.1 - c++'.B3:'exerc2.1 - c++'.B9 'exerc2.1 - c++'.D2:'exerc2.1 - c++'.D2 'exerc2.1 - c++'.D3:'exerc2.1 - c++'.D9 'exerc2.1 - c++'.E2:'exerc2.1 - c++'.E2 'exerc2.1 - c++'.E3:'exerc2.1 - c++'.E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.143cm" svg:height="7.597cm" svg:x="13.961cm" svg:y="14.423cm">
            <draw:object draw:notify-on-update-of-ranges="'exerc2.1 - c++'.B3:'exerc2.1 - c++'.B9 'exer1 - c++'.C1:'exer1 - c++'.C1 'exer1 - c++'.C2:'exer1 - c++'.C8 'exer1 - c++'.D1:'exer1 - c++'.D1 'exer1 - c++'.D2:'exer1 - c++'.D8 'exerc2.1 - c++'.D2:'exerc2.1 - c++'.D2 'exerc2.1 - c++'.D3:'exerc2.1 - c++'.D9 'exerc2.1 - c++'.E2:'exerc2.1 - c++'.E2 'exerc2.1 - c++'.E3:'exerc2.1 - c++'.E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1.206cm" svg:height="6.747cm" svg:x="2.313cm" svg:y="28.98cm">
            <draw:object draw:notify-on-update-of-ranges="'exerc2.1 - c++'.C56:'exerc2.1 - c++'.C59 'exerc2.1 - c++'.D55:'exerc2.1 - c++'.D55 'exerc2.1 - c++'.D56:'exerc2.1 - c++'.D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3.932cm" svg:height="7.411cm" svg:x="14.015cm" svg:y="28.873cm">
            <draw:object draw:notify-on-update-of-ranges="'exerc2.1 - c++'.C56:'exerc2.1 - c++'.C59 'exerc2.1 - c++'.E55:'exerc2.1 - c++'.E55 'exerc2.1 - c++'.E56:'exerc2.1 - c++'.E59 'exerc2.1 - c++'.G55:'exerc2.1 - c++'.G55 'exerc2.1 - c++'.F56:'exerc2.1 - c++'.F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.999cm" svg:height="8.999cm" svg:x="16.565cm" svg:y="4.908cm">
            <draw:object draw:notify-on-update-of-ranges="'exerc2.1 - c++'.B3:'exerc2.1 - c++'.B9 'exerc2.1 - c++'.I3:'exerc2.1 - c++'.I3 'exerc2.1 - c++'.I4:'exerc2.1 - c++'.I10 'exerc2.1 - c++'.H3:'exerc2.1 - c++'.H3 'exerc2.1 - c++'.H4:'exerc2.1 - c++'.H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6" draw:style-name="gr1" draw:text-style-name="P1" svg:width="10.132cm" svg:height="5.764cm" svg:x="28.718cm" svg:y="31.317cm">
            <draw:object draw:notify-on-update-of-ranges="'exerc2.1 - c++'.C56:'exerc2.1 - c++'.C59 'exerc2.1 - c++'.J56:'exerc2.1 - c++'.J5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 – LL</text:p>
          </table:table-cell>
          <table:table-cell office:value-type="string" calcext:value-type="string">
            <text:p>L2 – LL</text:p>
          </table:table-cell>
          <table:table-cell table:number-columns-repeated="2"/>
          <table:table-cell table:style-name="ce6" office:value-type="string" calcext:value-type="string">
            <text:p>GFLOPS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C++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18653" calcext:value-type="float">
            <text:p>0,118653</text:p>
          </table:table-cell>
          <table:table-cell table:style-name="ce1" office:value-type="float" office:value="27109212" calcext:value-type="float">
            <text:p>27109212</text:p>
          </table:table-cell>
          <table:table-cell table:style-name="ce1" office:value-type="float" office:value="56647726" calcext:value-type="float">
            <text:p>56647726</text:p>
          </table:table-cell>
          <table:table-cell table:number-columns-repeated="2"/>
          <table:table-cell table:style-name="ce6" office:value-type="string" calcext:value-type="string">
            <text:p>C++</text:p>
          </table:table-cell>
          <table:table-cell table:style-name="ce6" office:value-type="string" calcext:value-type="string">
            <text:p>Java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45767" calcext:value-type="float">
            <text:p>0,645767</text:p>
          </table:table-cell>
          <table:table-cell table:style-name="ce1" office:value-type="float" office:value="125729167" calcext:value-type="float">
            <text:p>125729167</text:p>
          </table:table-cell>
          <table:table-cell table:style-name="ce1" office:value-type="float" office:value="257837400" calcext:value-type="float">
            <text:p>257837400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formula="of:=(2*[.B3]^3)/[.C3]*10^-9" office:value-type="float" office:value="3.64086875173826" calcext:value-type="float">
            <text:p>3,64086875173826</text:p>
          </table:table-cell>
          <table:table-cell table:formula="of:=(2*[.B11]^3)/[.C11]*10^-9" office:value-type="float" office:value="2.66666666666667" calcext:value-type="float">
            <text:p>2,6666666666666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.81505" calcext:value-type="float">
            <text:p>1,81505</text:p>
          </table:table-cell>
          <table:table-cell table:style-name="ce1" office:value-type="float" office:value="346028960" calcext:value-type="float">
            <text:p>346028960</text:p>
          </table:table-cell>
          <table:table-cell table:style-name="ce1" office:value-type="float" office:value="700519840" calcext:value-type="float">
            <text:p>700519840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formula="of:=(2*[.B4]^3)/[.C4]*10^-9" office:value-type="float" office:value="3.09709229489893" calcext:value-type="float">
            <text:p>3,09709229489893</text:p>
          </table:table-cell>
          <table:table-cell table:formula="of:=(2*[.B12]^3)/[.C12]*10^-9" office:value-type="float" office:value="2.25733634311512" calcext:value-type="float">
            <text:p>2,25733634311512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3.88589" calcext:value-type="float">
            <text:p>3,88589</text:p>
          </table:table-cell>
          <table:table-cell table:style-name="ce1" office:value-type="float" office:value="745244062" calcext:value-type="float">
            <text:p>745244062</text:p>
          </table:table-cell>
          <table:table-cell table:style-name="ce1" office:value-type="float" office:value="1496961085" calcext:value-type="float">
            <text:p>1496961085</text:p>
          </table:table-cell>
          <table:table-cell/>
          <table:table-cell table:style-name="ce1" office:value-type="float" office:value="1400" calcext:value-type="float">
            <text:p>1400</text:p>
          </table:table-cell>
          <table:table-cell table:formula="of:=(2*[.B5]^3)/[.C5]*10^-9" office:value-type="float" office:value="3.02360816506432" calcext:value-type="float">
            <text:p>3,02360816506432</text:p>
          </table:table-cell>
          <table:table-cell table:formula="of:=(2*[.B13]^3)/[.C13]*10^-9" office:value-type="float" office:value="2.35435435435435" calcext:value-type="float">
            <text:p>2,3543543543543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7.23302" calcext:value-type="float">
            <text:p>7,23302</text:p>
          </table:table-cell>
          <table:table-cell table:style-name="ce1" office:value-type="float" office:value="2077942527" calcext:value-type="float">
            <text:p>2077942527</text:p>
          </table:table-cell>
          <table:table-cell table:style-name="ce1" office:value-type="float" office:value="2733410635" calcext:value-type="float">
            <text:p>2733410635</text:p>
          </table:table-cell>
          <table:table-cell/>
          <table:table-cell table:style-name="ce1" office:value-type="float" office:value="1800" calcext:value-type="float">
            <text:p>1800</text:p>
          </table:table-cell>
          <table:table-cell table:formula="of:=(2*[.B6]^3)/[.C6]*10^-9" office:value-type="float" office:value="3.00162897045465" calcext:value-type="float">
            <text:p>3,00162897045465</text:p>
          </table:table-cell>
          <table:table-cell table:formula="of:=(2*[.B14]^3)/[.C14]*10^-9" office:value-type="float" office:value="1.66938600257621" calcext:value-type="float">
            <text:p>1,6693860025762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12.2297" calcext:value-type="float">
            <text:p>12,2297</text:p>
          </table:table-cell>
          <table:table-cell table:style-name="ce1" office:value-type="float" office:value="4412815940" calcext:value-type="float">
            <text:p>4412815940</text:p>
          </table:table-cell>
          <table:table-cell table:style-name="ce1" office:value-type="float" office:value="4528115554" calcext:value-type="float">
            <text:p>4528115554</text:p>
          </table:table-cell>
          <table:table-cell/>
          <table:table-cell table:style-name="ce1" office:value-type="float" office:value="2200" calcext:value-type="float">
            <text:p>2200</text:p>
          </table:table-cell>
          <table:table-cell table:formula="of:=(2*[.B7]^3)/[.C7]*10^-9" office:value-type="float" office:value="2.94427500546107" calcext:value-type="float">
            <text:p>2,94427500546107</text:p>
          </table:table-cell>
          <table:table-cell table:formula="of:=(2*[.B15]^3)/[.C15]*10^-9" office:value-type="float" office:value="1.67474048442907" calcext:value-type="float">
            <text:p>1,6747404844290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8.7943" calcext:value-type="float">
            <text:p>18,7943</text:p>
          </table:table-cell>
          <table:table-cell table:style-name="ce1" office:value-type="float" office:value="6779524738" calcext:value-type="float">
            <text:p>6779524738</text:p>
          </table:table-cell>
          <table:table-cell table:style-name="ce1" office:value-type="float" office:value="6953583334" calcext:value-type="float">
            <text:p>6953583334</text:p>
          </table:table-cell>
          <table:table-cell/>
          <table:table-cell table:style-name="ce1" office:value-type="float" office:value="2600" calcext:value-type="float">
            <text:p>2600</text:p>
          </table:table-cell>
          <table:table-cell table:formula="of:=(2*[.B8]^3)/[.C8]*10^-9" office:value-type="float" office:value="2.87431416960351" calcext:value-type="float">
            <text:p>2,87431416960351</text:p>
          </table:table-cell>
          <table:table-cell table:formula="of:=(2*[.B16]^3)/[.C16]*10^-9" office:value-type="float" office:value="1.68070762610567" calcext:value-type="float">
            <text:p>1,68070762610567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float" office:value="3000" calcext:value-type="float">
            <text:p>3000</text:p>
          </table:table-cell>
          <table:table-cell table:formula="of:=(2*[.B9]^3)/[.C9]*10^-9" office:value-type="float" office:value="2.87321155882369" calcext:value-type="float">
            <text:p>2,87321155882369</text:p>
          </table:table-cell>
          <table:table-cell table:formula="of:=(2*[.B17]^3)/[.C17]*10^-9" office:value-type="float" office:value="1.68025390503454" calcext:value-type="float">
            <text:p>1,680253905034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Java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62" calcext:value-type="float">
            <text:p>0,16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2.331" calcext:value-type="float">
            <text:p>2,33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6.987" calcext:value-type="float">
            <text:p>6,987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12.716" calcext:value-type="float">
            <text:p>12,71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0.915" calcext:value-type="float">
            <text:p>20,91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2.138" calcext:value-type="float">
            <text:p>32,138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Racio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11]/[$'exer1 - c++'.B2]" office:value-type="float" office:value="0.661845814438044" calcext:value-type="float">
            <text:p>0,661845814438044</text:p>
          </table:table-cell>
          <table:table-cell table:formula="of:=[.C23]*100" office:value-type="float" office:value="66.1845814438044" calcext:value-type="float">
            <text:p>66,18458144380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2]/[$'exer1 - c++'.B3]" office:value-type="float" office:value="0.539474164911042" calcext:value-type="float">
            <text:p>0,539474164911042</text:p>
          </table:table-cell>
          <table:table-cell table:formula="of:=[.C24]*100" office:value-type="float" office:value="53.9474164911042" calcext:value-type="float">
            <text:p>53,947416491104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3]/[$'exer1 - c++'.B4]" office:value-type="float" office:value="0.491063528579013" calcext:value-type="float">
            <text:p>0,491063528579013</text:p>
          </table:table-cell>
          <table:table-cell table:formula="of:=[.C25]*100" office:value-type="float" office:value="49.1063528579013" calcext:value-type="float">
            <text:p>49,106352857901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4]/[$'exer1 - c++'.B5]" office:value-type="float" office:value="0.312114714553739" calcext:value-type="float">
            <text:p>0,312114714553739</text:p>
          </table:table-cell>
          <table:table-cell table:formula="of:=[.C26]*100" office:value-type="float" office:value="31.2114714553739" calcext:value-type="float">
            <text:p>31,211471455373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5]/[$'exer1 - c++'.B6]" office:value-type="float" office:value="0.263046842031228" calcext:value-type="float">
            <text:p>0,263046842031228</text:p>
          </table:table-cell>
          <table:table-cell table:formula="of:=[.C27]*100" office:value-type="float" office:value="26.3046842031228" calcext:value-type="float">
            <text:p>26,304684203122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6]/[$'exer1 - c++'.B7]" office:value-type="float" office:value="0.242567562865765" calcext:value-type="float">
            <text:p>0,242567562865765</text:p>
          </table:table-cell>
          <table:table-cell table:formula="of:=[.C28]*100" office:value-type="float" office:value="24.2567562865765" calcext:value-type="float">
            <text:p>24,256756286576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7]/[$'exer1 - c++'.B8]" office:value-type="float" office:value="0.223567140402502" calcext:value-type="float">
            <text:p>0,223567140402502</text:p>
          </table:table-cell>
          <table:table-cell table:formula="of:=[.C29]*100" office:value-type="float" office:value="22.3567140402502" calcext:value-type="float">
            <text:p>22,3567140402502</text:p>
          </table:table-cell>
          <table:table-cell/>
          <table:table-cell office:value-type="string" calcext:value-type="string">
            <text:p>Media: </text:p>
          </table:table-cell>
          <table:table-cell table:formula="of:=([.D23]+[.D24]+[.D25]+[.D26]+[.D27]+[.D28]+[.E29])/7" office:value-type="float" office:value="35.8587518196976" calcext:value-type="float">
            <text:p>35,8587518196976</text:p>
          </table:table-cell>
          <table:table-cell table:number-columns-repeated="8"/>
        </table:table-row>
        <table:table-row table:style-name="ro1" table:number-rows-repeated="21">
          <table:table-cell table:number-columns-repeated="15"/>
        </table:table-row>
        <table:table-row table:style-name="ro1">
          <table:table-cell table:style-name="ce3"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GFLOP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ze 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 – line</text:p>
          </table:table-cell>
          <table:table-cell office:value-type="string" calcext:value-type="string">
            <text:p>L2</text:p>
          </table:table-cell>
          <table:table-cell table:number-columns-repeated="2"/>
          <table:table-cell office:value-type="string" calcext:value-type="string">
            <text:p>C++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9.092" calcext:value-type="float">
            <text:p>49,092</text:p>
          </table:table-cell>
          <table:table-cell office:value-type="float" office:value="17699318156" calcext:value-type="float">
            <text:p>17699318156</text:p>
          </table:table-cell>
          <table:table-cell office:value-type="float" office:value="17737250883" calcext:value-type="float">
            <text:p>17737250883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table:formula="of:=(2*[.C56]^3)/[.D56]*10^-9" office:value-type="float" office:value="2.79962017175915" calcext:value-type="float">
            <text:p>2,799620171759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44" calcext:value-type="float">
            <text:p>6144</text:p>
          </table:table-cell>
          <table:table-cell office:value-type="float" office:value="166.394" calcext:value-type="float">
            <text:p>166,394</text:p>
          </table:table-cell>
          <table:table-cell office:value-type="float" office:value="59715703759" calcext:value-type="float">
            <text:p>59715703759</text:p>
          </table:table-cell>
          <table:table-cell office:value-type="float" office:value="59963715709" calcext:value-type="float">
            <text:p>59963715709</text:p>
          </table:table-cell>
          <table:table-cell table:number-columns-repeated="2"/>
          <table:table-cell office:value-type="float" office:value="6144" calcext:value-type="float">
            <text:p>6144</text:p>
          </table:table-cell>
          <table:table-cell table:formula="of:=(2*[.C57]^3)/[.D57]*10^-9" office:value-type="float" office:value="2.78769948416409" calcext:value-type="float">
            <text:p>2,787699484164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391.648" calcext:value-type="float">
            <text:p>391,648</text:p>
          </table:table-cell>
          <table:table-cell office:value-type="float" office:value="141502313959" calcext:value-type="float">
            <text:p>141502313959</text:p>
          </table:table-cell>
          <table:table-cell office:value-type="float" office:value="142239994261" calcext:value-type="float">
            <text:p>142239994261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table:formula="of:=(2*[.C58]^3)/[.D58]*10^-9" office:value-type="float" office:value="2.80739752986355" calcext:value-type="float">
            <text:p>2,807397529863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0" calcext:value-type="float">
            <text:p>10240</text:p>
          </table:table-cell>
          <table:table-cell office:value-type="float" office:value="783.672" calcext:value-type="float">
            <text:p>783,672</text:p>
          </table:table-cell>
          <table:table-cell office:value-type="float" office:value="275917139510" calcext:value-type="float">
            <text:p>275917139510</text:p>
          </table:table-cell>
          <table:table-cell office:value-type="float" office:value="301361384704" calcext:value-type="float">
            <text:p>301361384704</text:p>
          </table:table-cell>
          <table:table-cell table:number-columns-repeated="2"/>
          <table:table-cell office:value-type="float" office:value="10240" calcext:value-type="float">
            <text:p>10240</text:p>
          </table:table-cell>
          <table:table-cell table:formula="of:=(2*[.C59]^3)/[.D59]*10^-9" office:value-type="float" office:value="2.74028375136537" calcext:value-type="float">
            <text:p>2,74028375136537</text:p>
          </table:table-cell>
          <table:table-cell table:number-columns-repeated="5"/>
        </table:table-row>
      </table:table>
      <table:table table:name="exerc3" table:style-name="ta1">
        <table:shapes>
          <draw:frame draw:z-index="0" draw:style-name="gr1" draw:text-style-name="P1" svg:width="13.409cm" svg:height="9.987cm" svg:x="20.404cm" svg:y="1.115cm">
            <draw:object draw:notify-on-update-of-ranges="exerc3.B2:exerc3.B5 exerc3.A1:exerc3.A1 exerc3.C2:exerc3.C5 exerc3.A13:exerc3.A13 exerc3.C14:exerc3.C17 exerc3.A7:exerc3.A7 exerc3.C8:exerc3.C11 exerc3.A19:exerc3.A19 exerc3.C20:exerc3.C2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4.741cm" svg:height="8.291cm" svg:x="34.518cm" svg:y="0.994cm">
            <draw:object draw:notify-on-update-of-ranges="exerc3.B14:exerc3.B17 exerc3.E13:exerc3.E13 exerc3.E14:exerc3.E17 'exerc2.1 - c++'.F55:'exerc2.1 - c++'.F55 'exerc2.1 - c++'.F56:'exerc2.1 - c++'.F5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5.999cm" svg:height="8.999cm" svg:x="21.604cm" svg:y="11.708cm">
            <draw:object draw:notify-on-update-of-ranges="exerc3.B2:exerc3.B5 exerc3.F1:exerc3.F1 exerc3.F2:exerc3.F5 exerc3.F7:exerc3.F7 exerc3.F8:exerc3.F11 exerc3.F13:exerc3.F13 exerc3.F14:exerc3.F17 exerc3.F19:exerc3.F19 exerc3.F20:exerc3.F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3.904cm" svg:height="7.597cm" svg:x="6.168cm" svg:y="12.19cm">
            <draw:object draw:notify-on-update-of-ranges="exerc3.B20:exerc3.B23 exerc3.B37:exerc3.B37 exerc3.B30:exerc3.B33 exerc3.B36:exerc3.B36 'exerc2.1 - c++'.J56:'exerc2.1 - c++'.J5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4" table:default-cell-style-name="ce6"/>
        <table:table-column table:style-name="co4" table:number-columns-repeated="11" table:default-cell-style-name="Default"/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38.9218" calcext:value-type="float">
            <text:p>38,9218</text:p>
          </table:table-cell>
          <table:table-cell table:style-name="ce8" office:value-type="float" office:value="9768533509" calcext:value-type="float">
            <text:p>9768533509</text:p>
          </table:table-cell>
          <table:table-cell table:style-name="ce8" office:value-type="float" office:value="31791024389" calcext:value-type="float">
            <text:p>31791024389</text:p>
          </table:table-cell>
          <table:table-cell table:style-name="ce14" table:formula="of:=(2*[.B2]^3)/[.C2]*10^-9" office:value-type="float" office:value="3.53115615084606" calcext:value-type="float">
            <text:p>3,53115615084606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32.014" calcext:value-type="float">
            <text:p>132,014</text:p>
          </table:table-cell>
          <table:table-cell table:style-name="ce8" office:value-type="float" office:value="32951401543" calcext:value-type="float">
            <text:p>32951401543</text:p>
          </table:table-cell>
          <table:table-cell table:style-name="ce8" office:value-type="float" office:value="106939697051" calcext:value-type="float">
            <text:p>106939697051</text:p>
          </table:table-cell>
          <table:table-cell table:style-name="ce14" table:formula="of:=(2*[.B3]^3)/[.C3]*10^-9" office:value-type="float" office:value="3.5136914870241" calcext:value-type="float">
            <text:p>3,5136914870241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433.762" calcext:value-type="float">
            <text:p>433,762</text:p>
          </table:table-cell>
          <table:table-cell table:style-name="ce8" office:value-type="float" office:value="78535041396" calcext:value-type="float">
            <text:p>78535041396</text:p>
          </table:table-cell>
          <table:table-cell table:style-name="ce8" office:value-type="float" office:value="245225413128" calcext:value-type="float">
            <text:p>245225413128</text:p>
          </table:table-cell>
          <table:table-cell table:style-name="ce14" table:formula="of:=(2*[.B4]^3)/[.C4]*10^-9" office:value-type="float" office:value="2.53482699677703" calcext:value-type="float">
            <text:p>2,53482699677703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606.687" calcext:value-type="float">
            <text:p>606,687</text:p>
          </table:table-cell>
          <table:table-cell table:style-name="ce8" office:value-type="float" office:value="152661225018" calcext:value-type="float">
            <text:p>152661225018</text:p>
          </table:table-cell>
          <table:table-cell table:style-name="ce8" office:value-type="float" office:value="492087545430" calcext:value-type="float">
            <text:p>492087545430</text:p>
          </table:table-cell>
          <table:table-cell table:style-name="ce14" table:formula="of:=(2*[.B5]^3)/[.C5]*10^-9" office:value-type="float" office:value="3.53968957304178" calcext:value-type="float">
            <text:p>3,5396895730417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  <table:table-cell table:style-name="ce13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43.8286" calcext:value-type="float">
            <text:p>43,8286</text:p>
          </table:table-cell>
          <table:table-cell table:style-name="ce8" office:value-type="float" office:value="8772049792" calcext:value-type="float">
            <text:p>8772049792</text:p>
          </table:table-cell>
          <table:table-cell table:style-name="ce8" office:value-type="float" office:value="19187230595" calcext:value-type="float">
            <text:p>19187230595</text:p>
          </table:table-cell>
          <table:table-cell table:style-name="ce14" table:formula="of:=(2*[.B8]^3)/[.C8]*10^-9" office:value-type="float" office:value="3.13582805455798" calcext:value-type="float">
            <text:p>3,13582805455798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47.725" calcext:value-type="float">
            <text:p>147,725</text:p>
          </table:table-cell>
          <table:table-cell table:style-name="ce8" office:value-type="float" office:value="29637195827" calcext:value-type="float">
            <text:p>29637195827</text:p>
          </table:table-cell>
          <table:table-cell table:style-name="ce8" office:value-type="float" office:value="65051423715" calcext:value-type="float">
            <text:p>65051423715</text:p>
          </table:table-cell>
          <table:table-cell table:style-name="ce14" table:formula="of:=(2*[.B9]^3)/[.C9]*10^-9" office:value-type="float" office:value="3.13999978316466" calcext:value-type="float">
            <text:p>3,13999978316466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66.784" calcext:value-type="float">
            <text:p>366,784</text:p>
          </table:table-cell>
          <table:table-cell table:style-name="ce8" office:value-type="float" office:value="70283301001" calcext:value-type="float">
            <text:p>70283301001</text:p>
          </table:table-cell>
          <table:table-cell table:style-name="ce8" office:value-type="float" office:value="151823433853" calcext:value-type="float">
            <text:p>151823433853</text:p>
          </table:table-cell>
          <table:table-cell table:style-name="ce14" table:formula="of:=(2*[.B10]^3)/[.C10]*10^-9" office:value-type="float" office:value="2.99770880893387" calcext:value-type="float">
            <text:p>2,99770880893387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664.725" calcext:value-type="float">
            <text:p>664,725</text:p>
          </table:table-cell>
          <table:table-cell table:style-name="ce8" office:value-type="float" office:value="137060077019" calcext:value-type="float">
            <text:p>137060077019</text:p>
          </table:table-cell>
          <table:table-cell table:style-name="ce8" office:value-type="float" office:value="301784226568" calcext:value-type="float">
            <text:p>301784226568</text:p>
          </table:table-cell>
          <table:table-cell table:style-name="ce14" table:formula="of:=(2*[.B11]^3)/[.C11]*10^-9" office:value-type="float" office:value="3.23063469555079" calcext:value-type="float">
            <text:p>3,2306346955507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 – block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 – block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38.627" calcext:value-type="float">
            <text:p>38,627</text:p>
          </table:table-cell>
          <table:table-cell table:style-name="ce8" office:value-type="float" office:value="9096762523" calcext:value-type="float">
            <text:p>9096762523</text:p>
          </table:table-cell>
          <table:table-cell table:style-name="ce8" office:value-type="float" office:value="22036705046" calcext:value-type="float">
            <text:p>22036705046</text:p>
          </table:table-cell>
          <table:table-cell table:style-name="ce14" table:formula="of:=(2*[.B14]^3)/[.C14]*10^-9" office:value-type="float" office:value="3.5581058190385" calcext:value-type="float">
            <text:p>3,5581058190385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37.654" calcext:value-type="float">
            <text:p>137,654</text:p>
          </table:table-cell>
          <table:table-cell table:style-name="ce8" office:value-type="float" office:value="30698136544" calcext:value-type="float">
            <text:p>30698136544</text:p>
          </table:table-cell>
          <table:table-cell table:style-name="ce8" office:value-type="float" office:value="74265420505" calcext:value-type="float">
            <text:p>74265420505</text:p>
          </table:table-cell>
          <table:table-cell table:style-name="ce14" table:formula="of:=(2*[.B15]^3)/[.C15]*10^-9" office:value-type="float" office:value="3.36972749043253" calcext:value-type="float">
            <text:p>3,36972749043253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81.152" calcext:value-type="float">
            <text:p>381,152</text:p>
          </table:table-cell>
          <table:table-cell table:style-name="ce8" office:value-type="float" office:value="72783669879" calcext:value-type="float">
            <text:p>72783669879</text:p>
          </table:table-cell>
          <table:table-cell table:style-name="ce8" office:value-type="float" office:value="174897592982" calcext:value-type="float">
            <text:p>174897592982</text:p>
          </table:table-cell>
          <table:table-cell table:style-name="ce14" table:formula="of:=(2*[.B16]^3)/[.C16]*10^-9" office:value-type="float" office:value="2.88470643673915" calcext:value-type="float">
            <text:p>2,88470643673915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565.703" calcext:value-type="float">
            <text:p>565,703</text:p>
          </table:table-cell>
          <table:table-cell table:style-name="ce8" office:value-type="float" office:value="142014943557" calcext:value-type="float">
            <text:p>142014943557</text:p>
          </table:table-cell>
          <table:table-cell table:style-name="ce8" office:value-type="float" office:value="345218634284" calcext:value-type="float">
            <text:p>345218634284</text:p>
          </table:table-cell>
          <table:table-cell table:style-name="ce14" table:formula="of:=(2*[.B17]^3)/[.C17]*10^-9" office:value-type="float" office:value="3.79613268446517" calcext:value-type="float">
            <text:p>3,7961326844651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  <table:table-cell table:style-name="ce13"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43.7002" calcext:value-type="float">
            <text:p>43,7002</text:p>
          </table:table-cell>
          <table:table-cell table:style-name="ce8" office:value-type="float" office:value="8794450565" calcext:value-type="float">
            <text:p>8794450565</text:p>
          </table:table-cell>
          <table:table-cell table:style-name="ce8" office:value-type="float" office:value="18134155665" calcext:value-type="float">
            <text:p>18134155665</text:p>
          </table:table-cell>
          <table:table-cell table:style-name="ce14" table:formula="of:=(2*[.B20]^3)/[.C20]*10^-9" office:value-type="float" office:value="3.14504174974028" calcext:value-type="float">
            <text:p>3,14504174974028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46.009" calcext:value-type="float">
            <text:p>146,009</text:p>
          </table:table-cell>
          <table:table-cell table:style-name="ce8" office:value-type="float" office:value="29736627681" calcext:value-type="float">
            <text:p>29736627681</text:p>
          </table:table-cell>
          <table:table-cell table:style-name="ce8" office:value-type="float" office:value="61513114591" calcext:value-type="float">
            <text:p>61513114591</text:p>
          </table:table-cell>
          <table:table-cell table:style-name="ce14" table:formula="of:=(2*[.B21]^3)/[.C21]*10^-9" office:value-type="float" office:value="3.17690325916896" calcext:value-type="float">
            <text:p>3,17690325916896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51.694" calcext:value-type="float">
            <text:p>351,694</text:p>
          </table:table-cell>
          <table:table-cell table:style-name="ce8" office:value-type="float" office:value="70491236349" calcext:value-type="float">
            <text:p>70491236349</text:p>
          </table:table-cell>
          <table:table-cell table:style-name="ce8" office:value-type="float" office:value="144714141044" calcext:value-type="float">
            <text:p>144714141044</text:p>
          </table:table-cell>
          <table:table-cell table:style-name="ce14" table:formula="of:=(2*[.B22]^3)/[.C22]*10^-9" office:value-type="float" office:value="3.12633035472883" calcext:value-type="float">
            <text:p>3,12633035472883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689.095" calcext:value-type="float">
            <text:p>689,095</text:p>
          </table:table-cell>
          <table:table-cell table:style-name="ce8" office:value-type="float" office:value="137696096108" calcext:value-type="float">
            <text:p>137696096108</text:p>
          </table:table-cell>
          <table:table-cell table:style-name="ce8" office:value-type="float" office:value="282728755849" calcext:value-type="float">
            <text:p>282728755849</text:p>
          </table:table-cell>
          <table:table-cell table:style-name="ce14" table:formula="of:=(2*[.B23]^3)/[.C23]*10^-9" office:value-type="float" office:value="3.11638257134357" calcext:value-type="float">
            <text:p>3,11638257134357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GFLOPS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6"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formula="of:=(2*[.B14]^3)/[.C14]*10^-9" office:value-type="float" office:value="3.5581058190385" calcext:value-type="float">
            <text:p>3,5581058190385</text:p>
          </table:table-cell>
          <table:table-cell table:number-columns-repeated="10"/>
        </table:table-row>
        <table:table-row table:style-name="ro1">
          <table:table-cell table:style-name="ce8" office:value-type="float" office:value="6144" calcext:value-type="float">
            <text:p>6144</text:p>
          </table:table-cell>
          <table:table-cell table:formula="of:=(2*[.B15]^3)/[.C15]*10^-9" office:value-type="float" office:value="3.36972749043253" calcext:value-type="float">
            <text:p>3,36972749043253</text:p>
          </table:table-cell>
          <table:table-cell table:number-columns-repeated="10"/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formula="of:=(2*[.B16]^3)/[.C16]*10^-9" office:value-type="float" office:value="2.88470643673915" calcext:value-type="float">
            <text:p>2,88470643673915</text:p>
          </table:table-cell>
          <table:table-cell table:number-columns-repeated="10"/>
        </table:table-row>
        <table:table-row table:style-name="ro1">
          <table:table-cell table:style-name="ce8" office:value-type="float" office:value="10240" calcext:value-type="float">
            <text:p>10240</text:p>
          </table:table-cell>
          <table:table-cell table:formula="of:=(2*[.B17]^3)/[.C17]*10^-9" office:value-type="float" office:value="3.79613268446517" calcext:value-type="float">
            <text:p>3,79613268446517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Linh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loco</text:p>
          </table:table-cell>
          <table:table-cell table:number-columns-repeated="10"/>
        </table:table-row>
        <table:table-row table:style-name="ro1" table:number-rows-repeated="30">
          <table:table-cell table:number-columns-repeated="12"/>
        </table:table-row>
        <table:table-row table:style-name="ro1">
          <table:table-cell table:number-columns-repeated="10"/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10"/>
          <table:table-cell office:value-type="float" office:value="10240" calcext:value-type="float">
            <text:p>10240</text:p>
          </table:table-cell>
          <table:table-cell table:formula="of:=[.K69]+[.L68]" office:value-type="float" office:value="18432" calcext:value-type="float">
            <text:p>18432</text:p>
          </table:table-cell>
        </table:table-row>
        <table:table-row table:style-name="ro1" table:number-rows-repeated="104850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-00-0000</text:date>, <text:time style:data-style-name="N2" text:time-value="11:56:15.163024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0T12:53:00.728882310</dc:date>
    <meta:editing-duration>PT2H21M49S</meta:editing-duration>
    <meta:editing-cycles>19</meta:editing-cycles>
    <meta:generator>LibreOffice/6.4.6.2$Linux_X86_64 LibreOffice_project/40$Build-2</meta:generator>
    <meta:document-statistic meta:table-count="3" meta:cell-count="308" meta:object-count="1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46cm" svg:height="8.075cm" xlink:href=".." xlink:type="simple" chart:class="chart:line" chart:style-name="ch1">
        <chart:title svg:x="1.273cm" svg:y="0.297cm" chart:style-name="ch2">
          <text:p>Algoritmo de multiplicação standard - C++</text:p>
        </chart:title>
        <chart:subtitle svg:x="2.847cm" svg:y="1.237cm" chart:style-name="ch3">
          <text:p>Tempo em função do tamanho</text:p>
        </chart:subtitle>
        <chart:plot-area chart:style-name="ch4" table:cell-range-address="'exer1 - c++'.A1:'exer1 - c++'.B8" chart:data-source-has-labels="both" svg:x="1.231cm" svg:y="2.081cm" svg:width="9.595cm" svg:height="4.852cm">
          <chartooo:coordinate-region svg:x="1.852cm" svg:y="2.28cm" svg:width="8.416cm" svg:height="4.006cm"/>
          <chart:axis chart:dimension="x" chart:name="primary-x" chart:style-name="ch5" chartooo:axis-type="auto">
            <chartooo:date-scale/>
            <chart:title svg:x="4.582cm" svg:y="7.094cm" chart:style-name="ch6">
              <text:p>Tamanho da matriz</text:p>
            </chart:title>
            <chart:categories table:cell-range-address="'exer1 - c++'.A2:'exer1 - c++'.A8"/>
          </chart:axis>
          <chart:axis chart:dimension="y" chart:name="primary-y" chart:style-name="ch5">
            <chart:title svg:x="0.451cm" svg:y="6.668cm" chart:style-name="ch7">
              <text:p>Tempo de processamento (s)</text:p>
            </chart:title>
            <chart:grid chart:style-name="ch8" chart:class="major"/>
          </chart:axis>
          <chart:series chart:style-name="ch9" chart:values-cell-range-address="'exer1 - c++'.B2:'exer1 - c++'.B8" chart:label-cell-address="'exer1 - c++'.B1:'exer1 - c++'.B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1 - c++'.B1:'exer1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33cm" svg:height="7.412cm" xlink:href=".." xlink:type="simple" chart:class="chart:line" chart:style-name="ch1">
        <chart:title svg:x="2.663cm" svg:y="0.284cm" chart:style-name="ch2">
          <text:p>Data cache misses em função do tamanho</text:p>
        </chart:title>
        <chart:subtitle svg:x="4.303cm" svg:y="1.211cm" chart:style-name="ch3">
          <text:p>Algoritmo linha por linha - C++</text:p>
        </chart:subtitle>
        <chart:legend chart:legend-position="end" svg:x="12.219cm" svg:y="3.158cm" style:legend-expansion="high" chart:style-name="ch4"/>
        <chart:plot-area chart:style-name="ch5" table:cell-range-address="'exerc2.1 - c++'.C56:'exerc2.1 - c++'.C59 'exerc2.1 - c++'.E55:'exerc2.1 - c++'.E59 'exerc2.1 - c++'.G55:'exerc2.1 - c++'.G55 'exerc2.1 - c++'.F56:'exerc2.1 - c++'.F59" chart:data-source-has-labels="both" svg:x="1.289cm" svg:y="2.042cm" svg:width="10.652cm" svg:height="4.241cm">
          <chartooo:coordinate-region svg:x="3.392cm" svg:y="2.241cm" svg:width="8.084cm" svg:height="3.395cm"/>
          <chart:axis chart:dimension="x" chart:name="primary-x" chart:style-name="ch6" chartooo:axis-type="auto">
            <chartooo:date-scale/>
            <chart:title svg:x="5.169cm" svg:y="6.431cm" chart:style-name="ch7">
              <text:p>Tamanho da matriz</text:p>
            </chart:title>
            <chart:categories table:cell-range-address="'exerc2.1 - c++'.C56:'exerc2.1 - c++'.C59"/>
          </chart:axis>
          <chart:axis chart:dimension="y" chart:name="primary-y" chart:style-name="ch8">
            <chart:title svg:x="0.451cm" svg:y="5.674cm" chart:style-name="ch9">
              <text:p>Data cahche misses</text:p>
            </chart:title>
            <chart:grid chart:style-name="ch10" chart:class="major"/>
          </chart:axis>
          <chart:series chart:style-name="ch11" chart:values-cell-range-address="'exerc2.1 - c++'.E56:'exerc2.1 - c++'.E59" chart:label-cell-address="'exerc2.1 - c++'.E55:'exerc2.1 - c++'.E55" chart:class="chart:line">
            <chart:data-point chart:repeated="4"/>
          </chart:series>
          <chart:series chart:style-name="ch12" chart:values-cell-range-address="'exerc2.1 - c++'.F56:'exerc2.1 - c++'.F59" chart:label-cell-address="'exerc2.1 - c++'.G55:'exerc2.1 - c++'.G5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exerc2.1 - c++'.E55:'exerc2.1 - c++'.E55</svg:desc>
                </draw:g>
              </table:table-cell>
              <table:table-cell office:value-type="string">
                <text:p>L2</text:p>
                <draw:g>
                  <svg:desc>'exerc2.1 - c++'.G55:'exerc2.1 - c++'.G5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.1 - c++'.C56:'exerc2.1 - c++'.C59</svg:desc>
                </draw:g>
              </table:table-cell>
              <table:table-cell office:value-type="float" office:value="17699318156">
                <text:p>17699318156</text:p>
                <draw:g>
                  <svg:desc>'exerc2.1 - c++'.E56:'exerc2.1 - c++'.E59</svg:desc>
                </draw:g>
              </table:table-cell>
              <table:table-cell office:value-type="float" office:value="17737250883">
                <text:p>17737250883</text:p>
                <draw:g>
                  <svg:desc>'exerc2.1 - c++'.F56:'exerc2.1 - c++'.F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59715703759">
                <text:p>59715703759</text:p>
              </table:table-cell>
              <table:table-cell office:value-type="float" office:value="59963715709">
                <text:p>599637157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41502313959">
                <text:p>141502313959</text:p>
              </table:table-cell>
              <table:table-cell office:value-type="float" office:value="142239994261">
                <text:p>142239994261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75917139510">
                <text:p>275917139510</text:p>
              </table:table-cell>
              <table:table-cell office:value-type="float" office:value="301361384704">
                <text:p>3013613847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1cm" svg:height="9.988cm" xlink:href=".." xlink:type="simple" chart:class="chart:line" chart:style-name="ch1">
        <chart:title svg:x="1.74cm" svg:y="0.335cm" chart:style-name="ch2">
          <text:p>Tempo de processamento em função do tamanho</text:p>
        </chart:title>
        <chart:subtitle svg:x="4.875cm" svg:y="1.313cm" chart:style-name="ch3">
          <text:p>Algoritmo por blocos</text:p>
        </chart:subtitle>
        <chart:legend chart:legend-position="end" svg:x="11.325cm" svg:y="3.948cm" style:legend-expansion="high" chart:style-name="ch4"/>
        <chart:plot-area chart:style-name="ch5" table:cell-range-address="exerc3.B2:exerc3.C5 exerc3.A1:exerc3.A1 exerc3.A13:exerc3.A13 exerc3.C14:exerc3.C17 exerc3.A7:exerc3.A7 exerc3.C8:exerc3.C11 exerc3.A19:exerc3.A19 exerc3.C20:exerc3.C23" chart:data-source-has-labels="both" svg:x="1.279cm" svg:y="2.195cm" svg:width="9.778cm" svg:height="6.613cm">
          <chartooo:coordinate-region svg:x="2.086cm" svg:y="2.394cm" svg:width="8.506cm" svg:height="5.767cm"/>
          <chart:axis chart:dimension="x" chart:name="primary-x" chart:style-name="ch6" chartooo:axis-type="auto">
            <chartooo:date-scale/>
            <chart:title svg:x="4.722cm" svg:y="9.007cm" chart:style-name="ch7">
              <text:p>Tamanho da matriz</text:p>
            </chart:title>
            <chart:categories table:cell-range-address="exerc3.B2:exerc3.B5"/>
          </chart:axis>
          <chart:axis chart:dimension="y" chart:name="primary-y" chart:style-name="ch6">
            <chart:title svg:x="0.451cm" svg:y="7.43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exerc3.C2:exerc3.C5" chart:label-cell-address="exerc3.A1:exerc3.A1" chart:class="chart:line">
            <chart:data-point chart:repeated="4"/>
          </chart:series>
          <chart:series chart:style-name="ch11" chart:values-cell-range-address="exerc3.C14:exerc3.C17" chart:label-cell-address="exerc3.A13:exerc3.A13" chart:class="chart:line">
            <chart:data-point chart:repeated="4"/>
          </chart:series>
          <chart:series chart:style-name="ch12" chart:values-cell-range-address="exerc3.C8:exerc3.C11" chart:label-cell-address="exerc3.A7:exerc3.A7" chart:class="chart:line">
            <chart:data-point chart:repeated="4"/>
          </chart:series>
          <chart:series chart:style-name="ch13" chart:values-cell-range-address="exerc3.C20:exerc3.C23" chart:label-cell-address="exerc3.A19:exerc3.A1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exerc3.A1:exerc3.A1</svg:desc>
                </draw:g>
              </table:table-cell>
              <table:table-cell office:value-type="string">
                <text:p>256</text:p>
                <draw:g>
                  <svg:desc>exerc3.A13:exerc3.A13</svg:desc>
                </draw:g>
              </table:table-cell>
              <table:table-cell office:value-type="string">
                <text:p>512</text:p>
                <draw:g>
                  <svg:desc>exerc3.A7:exerc3.A7</svg:desc>
                </draw:g>
              </table:table-cell>
              <table:table-cell office:value-type="string">
                <text:p>1024</text:p>
                <draw:g>
                  <svg:desc>exerc3.A19:exerc3.A19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2:exerc3.B5</svg:desc>
                </draw:g>
              </table:table-cell>
              <table:table-cell office:value-type="float" office:value="38.9218">
                <text:p>38.9218</text:p>
                <draw:g>
                  <svg:desc>exerc3.C2:exerc3.C5</svg:desc>
                </draw:g>
              </table:table-cell>
              <table:table-cell office:value-type="float" office:value="38.627">
                <text:p>38.627</text:p>
                <draw:g>
                  <svg:desc>exerc3.C14:exerc3.C17</svg:desc>
                </draw:g>
              </table:table-cell>
              <table:table-cell office:value-type="float" office:value="43.8286">
                <text:p>43.8286</text:p>
                <draw:g>
                  <svg:desc>exerc3.C8:exerc3.C11</svg:desc>
                </draw:g>
              </table:table-cell>
              <table:table-cell office:value-type="float" office:value="43.7002">
                <text:p>43.7002</text:p>
                <draw:g>
                  <svg:desc>exerc3.C20:exerc3.C23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32.014">
                <text:p>132.014</text:p>
              </table:table-cell>
              <table:table-cell office:value-type="float" office:value="137.654">
                <text:p>137.654</text:p>
              </table:table-cell>
              <table:table-cell office:value-type="float" office:value="147.725">
                <text:p>147.725</text:p>
              </table:table-cell>
              <table:table-cell office:value-type="float" office:value="146.009">
                <text:p>146.0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33.762">
                <text:p>433.762</text:p>
              </table:table-cell>
              <table:table-cell office:value-type="float" office:value="381.152">
                <text:p>381.152</text:p>
              </table:table-cell>
              <table:table-cell office:value-type="float" office:value="366.784">
                <text:p>366.784</text:p>
              </table:table-cell>
              <table:table-cell office:value-type="float" office:value="351.694">
                <text:p>351.694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606.687">
                <text:p>606.687</text:p>
              </table:table-cell>
              <table:table-cell office:value-type="float" office:value="565.703">
                <text:p>565.703</text:p>
              </table:table-cell>
              <table:table-cell office:value-type="float" office:value="664.725">
                <text:p>664.725</text:p>
              </table:table-cell>
              <table:table-cell office:value-type="float" office:value="689.095">
                <text:p>689.0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42cm" svg:height="8.292cm" xlink:href=".." xlink:type="simple" chart:class="chart:line" chart:column-mapping="" chart:style-name="ch1">
        <chart:title svg:x="3.068cm" svg:y="0.301cm" chart:style-name="ch2">
          <text:p>Data cache misses em função do tamanho</text:p>
        </chart:title>
        <chart:subtitle svg:x="4.046cm" svg:y="1.245cm" chart:style-name="ch3">
          <text:p>Algoritmo por blocos vs linha por linha</text:p>
        </chart:subtitle>
        <chart:legend chart:legend-position="end" svg:x="11.81cm" svg:y="3.598cm" style:legend-expansion="high" chart:style-name="ch4"/>
        <chart:plot-area chart:style-name="ch5" table:cell-range-address="exerc3.B14:exerc3.B17 exerc3.E13:exerc3.E17 'exerc2.1 - c++'.F55:'exerc2.1 - c++'.F59" chart:data-source-has-labels="both" svg:x="1.305cm" svg:y="2.093cm" svg:width="10.211cm" svg:height="5.053cm">
          <chartooo:coordinate-region svg:x="3.408cm" svg:y="2.292cm" svg:width="7.643cm" svg:height="4.207cm"/>
          <chart:axis chart:dimension="x" chart:name="primary-x" chart:style-name="ch6" chartooo:axis-type="auto">
            <chartooo:date-scale/>
            <chart:title svg:x="5.189cm" svg:y="7.311cm" chart:style-name="ch7">
              <text:p>Tamanho matriz</text:p>
            </chart:title>
            <chart:categories table:cell-range-address="exerc3.B14:exerc3.B17"/>
          </chart:axis>
          <chart:axis chart:dimension="y" chart:name="primary-y" chart:style-name="ch8">
            <chart:title svg:x="0.451cm" svg:y="6.039cm" chart:style-name="ch9">
              <text:p>Data cache misses</text:p>
            </chart:title>
            <chart:grid chart:style-name="ch10" chart:class="major"/>
          </chart:axis>
          <chart:series chart:style-name="ch11" chart:values-cell-range-address="exerc3.E14:exerc3.E17" chart:label-cell-address="exerc3.E13:exerc3.E13" chart:class="chart:line">
            <chart:data-point chart:repeated="4"/>
          </chart:series>
          <chart:series chart:style-name="ch12" chart:values-cell-range-address="'exerc2.1 - c++'.F56:'exerc2.1 - c++'.F59" chart:label-cell-address="'exerc2.1 - c++'.F55:'exerc2.1 - c++'.F5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2 – block</text:p>
                <draw:g>
                  <svg:desc>exerc3.E13:exerc3.E13</svg:desc>
                </draw:g>
              </table:table-cell>
              <table:table-cell office:value-type="string">
                <text:p>L2 – line</text:p>
                <draw:g>
                  <svg:desc>'exerc2.1 - c++'.F55:'exerc2.1 - c++'.F5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14:exerc3.B17</svg:desc>
                </draw:g>
              </table:table-cell>
              <table:table-cell office:value-type="float" office:value="22036705046">
                <text:p>22036705046</text:p>
                <draw:g>
                  <svg:desc>exerc3.E14:exerc3.E17</svg:desc>
                </draw:g>
              </table:table-cell>
              <table:table-cell office:value-type="float" office:value="17737250883">
                <text:p>17737250883</text:p>
                <draw:g>
                  <svg:desc>'exerc2.1 - c++'.F56:'exerc2.1 - c++'.F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74265420505">
                <text:p>74265420505</text:p>
              </table:table-cell>
              <table:table-cell office:value-type="float" office:value="59963715709">
                <text:p>599637157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74897592982">
                <text:p>174897592982</text:p>
              </table:table-cell>
              <table:table-cell office:value-type="float" office:value="142239994261">
                <text:p>142239994261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345218634284">
                <text:p>345218634284</text:p>
              </table:table-cell>
              <table:table-cell office:value-type="float" office:value="301361384704">
                <text:p>3013613847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05cm" svg:height="7.598cm" xlink:href=".." xlink:type="simple" chart:class="chart:line" chart:style-name="ch1">
        <chart:title svg:x="3.191cm" svg:y="0.287cm" chart:style-name="ch2">
          <text:p>Desempenho em função do tamanho </text:p>
        </chart:title>
        <chart:subtitle svg:x="3.733cm" svg:y="1.217cm" chart:style-name="ch3">
          <text:p>Algoritmo linha por linha vs por bloco</text:p>
        </chart:subtitle>
        <chart:legend chart:legend-position="end" svg:x="11.688cm" svg:y="3.251cm" style:legend-expansion="high" chart:style-name="ch4"/>
        <chart:plot-area chart:style-name="ch5" table:cell-range-address="exerc3.B20:exerc3.B23 exerc3.B36:exerc3.B37 exerc3.B30:exerc3.B33 'exerc2.1 - c++'.J56:'exerc2.1 - c++'.J59" chart:data-source-has-labels="both" svg:x="1.289cm" svg:y="2.051cm" svg:width="10.121cm" svg:height="4.415cm">
          <chartooo:coordinate-region svg:x="2.016cm" svg:y="2.25cm" svg:width="8.929cm" svg:height="3.569cm"/>
          <chart:axis chart:dimension="x" chart:name="primary-x" chart:style-name="ch6" chartooo:axis-type="auto">
            <chartooo:date-scale/>
            <chart:title svg:x="4.903cm" svg:y="6.617cm" chart:style-name="ch7">
              <text:p>Tamanho da matriz</text:p>
            </chart:title>
            <chart:categories table:cell-range-address="exerc3.B20:exerc3.B23"/>
          </chart:axis>
          <chart:axis chart:dimension="y" chart:name="primary-y" chart:style-name="ch8">
            <chart:title svg:x="0.451cm" svg:y="6.075cm" chart:style-name="ch9">
              <text:p>Desempenho (GFLOPS)</text:p>
            </chart:title>
            <chart:grid chart:style-name="ch10" chart:class="major"/>
          </chart:axis>
          <chart:series chart:style-name="ch11" chart:values-cell-range-address="exerc3.B30:exerc3.B33" chart:label-cell-address="exerc3.B37:exerc3.B37" chart:class="chart:line">
            <chart:data-point chart:repeated="4"/>
          </chart:series>
          <chart:series chart:style-name="ch12" chart:values-cell-range-address="'exerc2.1 - c++'.J56:'exerc2.1 - c++'.J59" chart:label-cell-address="exerc3.B36:exerc3.B3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o</text:p>
                <draw:g>
                  <svg:desc>exerc3.B37:exerc3.B37</svg:desc>
                </draw:g>
              </table:table-cell>
              <table:table-cell office:value-type="string">
                <text:p>Linha</text:p>
                <draw:g>
                  <svg:desc>exerc3.B36:exerc3.B36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20:exerc3.B23</svg:desc>
                </draw:g>
              </table:table-cell>
              <table:table-cell office:value-type="float" office:value="3.5581058190385">
                <text:p>3.5581058190385</text:p>
                <draw:g>
                  <svg:desc>exerc3.B30:exerc3.B33</svg:desc>
                </draw:g>
              </table:table-cell>
              <table:table-cell office:value-type="float" office:value="2.79962017175915">
                <text:p>2.79962017175915</text:p>
                <draw:g>
                  <svg:desc>'exerc2.1 - c++'.J56:'exerc2.1 - c++'.J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3.36972749043253">
                <text:p>3.36972749043253</text:p>
              </table:table-cell>
              <table:table-cell office:value-type="float" office:value="2.78769948416409">
                <text:p>2.787699484164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88470643673915">
                <text:p>2.88470643673915</text:p>
              </table:table-cell>
              <table:table-cell office:value-type="float" office:value="2.80739752986355">
                <text:p>2.8073975298635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3.79613268446517">
                <text:p>3.79613268446517</text:p>
              </table:table-cell>
              <table:table-cell office:value-type="float" office:value="2.74028375136537">
                <text:p>2.7402837513653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19cm" svg:height="7.098cm" xlink:href=".." xlink:type="simple" chart:class="chart:line" chart:style-name="ch1">
        <chart:title svg:x="3.024cm" svg:y="0.277cm" chart:style-name="ch2">
          <text:p>Desempenho algoritmo standard</text:p>
        </chart:title>
        <chart:legend chart:legend-position="end" svg:x="10.534cm" svg:y="3.001cm" style:legend-expansion="high" chart:style-name="ch3"/>
        <chart:plot-area chart:style-name="ch4" table:cell-range-address="'exer1 - c++'.A2:'exer1 - c++'.A8 'exer1 - c++'.G1:'exer1 - c++'.G8 'exer1 - c++'.K3:'exer1 - c++'.K3 'exer1 - c++'.H2:'exer1 - c++'.H8" chart:data-source-has-labels="both" svg:x="1.263cm" svg:y="1.197cm" svg:width="9.019cm" svg:height="4.779cm">
          <chartooo:coordinate-region svg:x="1.99cm" svg:y="1.396cm" svg:width="7.92cm" svg:height="3.933cm"/>
          <chart:axis chart:dimension="x" chart:name="primary-x" chart:style-name="ch5" chartooo:axis-type="auto">
            <chartooo:date-scale/>
            <chart:title svg:x="4.326cm" svg:y="6.117cm" chart:style-name="ch6">
              <text:p>Tamanho da matriz</text:p>
            </chart:title>
            <chart:categories table:cell-range-address="'exer1 - c++'.A2:'exer1 - c++'.A8"/>
          </chart:axis>
          <chart:axis chart:dimension="y" chart:name="primary-y" chart:style-name="ch5">
            <chart:title svg:x="0.451cm" svg:y="5.403cm" chart:style-name="ch7">
              <text:p>Desempenho (GFLOPS)</text:p>
            </chart:title>
            <chart:grid chart:style-name="ch8" chart:class="major"/>
          </chart:axis>
          <chart:series chart:style-name="ch9" chart:values-cell-range-address="'exer1 - c++'.G2:'exer1 - c++'.G8" chart:label-cell-address="'exer1 - c++'.G1:'exer1 - c++'.G1" chart:class="chart:line">
            <chart:data-point chart:repeated="7"/>
          </chart:series>
          <chart:series chart:style-name="ch10" chart:values-cell-range-address="'exer1 - c++'.H2:'exer1 - c++'.H8" chart:label-cell-address="'exer1 - c++'.K3:'exer1 - c++'.K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1 - c++'.G1:'exer1 - c++'.G1</svg:desc>
                </draw:g>
              </table:table-cell>
              <table:table-cell office:value-type="string">
                <text:p>Java</text:p>
                <draw:g>
                  <svg:desc>'exer1 - c++'.K3:'exer1 - c++'.K3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1.76492217183478">
                <text:p>1.76492217183478</text:p>
                <draw:g>
                  <svg:desc>'exer1 - c++'.G2:'exer1 - c++'.G8</svg:desc>
                </draw:g>
              </table:table-cell>
              <table:table-cell office:value-type="float" office:value="1.6551724137931">
                <text:p>1.6551724137931</text:p>
                <draw:g>
                  <svg:desc>'exer1 - c++'.H2:'exer1 - c++'.H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21777463862538">
                <text:p>1.21777463862538</text:p>
              </table:table-cell>
              <table:table-cell office:value-type="float" office:value="0.917852225791648">
                <text:p>0.91785222579164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15613755677461">
                <text:p>1.15613755677461</text:p>
              </table:table-cell>
              <table:table-cell office:value-type="float" office:value="0.985632183908046">
                <text:p>0.98563218390804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521039935674082">
                <text:p>0.521039935674082</text:p>
              </table:table-cell>
              <table:table-cell office:value-type="float" office:value="0.50304049683012">
                <text:p>0.5030404968301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440535195650915">
                <text:p>0.440535195650915</text:p>
              </table:table-cell>
              <table:table-cell office:value-type="float" office:value="0.437056191766203">
                <text:p>0.43705619176620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407685152754357">
                <text:p>0.407685152754357</text:p>
              </table:table-cell>
              <table:table-cell office:value-type="float" office:value="0.407356332495104">
                <text:p>0.40735633249510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375649560698708">
                <text:p>0.375649560698708</text:p>
              </table:table-cell>
              <table:table-cell office:value-type="float" office:value="0.383226053694228">
                <text:p>0.38322605369422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95cm" svg:y="0.316cm" chart:style-name="ch2">
          <text:p>Desempenho do algoritmo linha por linha</text:p>
        </chart:title>
        <chart:legend chart:legend-position="end" svg:x="13.915cm" svg:y="3.952cm" style:legend-expansion="high" chart:style-name="ch3"/>
        <chart:plot-area chart:style-name="ch4" table:cell-range-address="'exerc2.1 - c++'.B3:'exerc2.1 - c++'.B9 'exerc2.1 - c++'.H3:'exerc2.1 - c++'.I10" chart:data-source-has-labels="both" svg:x="1.331cm" svg:y="1.275cm" svg:width="12.264cm" svg:height="6.564cm">
          <chartooo:coordinate-region svg:x="2.058cm" svg:y="1.474cm" svg:width="11.166cm" svg:height="5.718cm"/>
          <chart:axis chart:dimension="x" chart:name="primary-x" chart:style-name="ch5" chartooo:axis-type="auto">
            <chartooo:date-scale/>
            <chart:title svg:x="6.017cm" svg:y="8.019cm" chart:style-name="ch6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5">
            <chart:title svg:x="0.451cm" svg:y="6.374cm" chart:style-name="ch7">
              <text:p>Desempenho (GFLOPS)</text:p>
            </chart:title>
            <chart:grid chart:style-name="ch8" chart:class="major"/>
          </chart:axis>
          <chart:series chart:style-name="ch9" chart:values-cell-range-address="'exerc2.1 - c++'.I4:'exerc2.1 - c++'.I10" chart:label-cell-address="'exerc2.1 - c++'.I3:'exerc2.1 - c++'.I3" chart:class="chart:line">
            <chart:data-point chart:repeated="7"/>
          </chart:series>
          <chart:series chart:style-name="ch10" chart:values-cell-range-address="'exerc2.1 - c++'.H4:'exerc2.1 - c++'.H10" chart:label-cell-address="'exerc2.1 - c++'.H3:'exerc2.1 - c++'.H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exerc2.1 - c++'.I3:'exerc2.1 - c++'.I3</svg:desc>
                </draw:g>
              </table:table-cell>
              <table:table-cell office:value-type="string">
                <text:p>C++</text:p>
                <draw:g>
                  <svg:desc>'exerc2.1 - c++'.H3:'exerc2.1 - c++'.H3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2.66666666666667">
                <text:p>2.66666666666667</text:p>
                <draw:g>
                  <svg:desc>'exerc2.1 - c++'.I4:'exerc2.1 - c++'.I10</svg:desc>
                </draw:g>
              </table:table-cell>
              <table:table-cell office:value-type="float" office:value="3.64086875173826">
                <text:p>3.64086875173826</text:p>
                <draw:g>
                  <svg:desc>'exerc2.1 - c++'.H4:'exerc2.1 - c++'.H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25733634311512">
                <text:p>2.25733634311512</text:p>
              </table:table-cell>
              <table:table-cell office:value-type="float" office:value="3.09709229489893">
                <text:p>3.097092294898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.35435435435435">
                <text:p>2.35435435435435</text:p>
              </table:table-cell>
              <table:table-cell office:value-type="float" office:value="3.02360816506432">
                <text:p>3.0236081650643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.66938600257621">
                <text:p>1.66938600257621</text:p>
              </table:table-cell>
              <table:table-cell office:value-type="float" office:value="3.00162897045465">
                <text:p>3.0016289704546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.67474048442907">
                <text:p>1.67474048442907</text:p>
              </table:table-cell>
              <table:table-cell office:value-type="float" office:value="2.94427500546107">
                <text:p>2.9442750054610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.68070762610567">
                <text:p>1.68070762610567</text:p>
              </table:table-cell>
              <table:table-cell office:value-type="float" office:value="2.87431416960351">
                <text:p>2.874314169603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68025390503454">
                <text:p>1.68025390503454</text:p>
              </table:table-cell>
              <table:table-cell office:value-type="float" office:value="2.87321155882369">
                <text:p>2.873211558823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33cm" svg:height="5.765cm" xlink:href=".." xlink:type="simple" chart:class="chart:line" chart:style-name="ch1">
        <chart:title svg:x="0.961cm" svg:y="0.251cm" chart:style-name="ch2">
          <text:p>Desempenho do algortimo linha por linha</text:p>
        </chart:title>
        <chart:subtitle svg:x="3.249cm" svg:y="1.145cm" chart:style-name="ch3">
          <text:p>Implementação C++</text:p>
        </chart:subtitle>
        <chart:plot-area chart:style-name="ch4" table:cell-range-address="'exerc2.1 - c++'.C56:'exerc2.1 - c++'.C59 'exerc2.1 - c++'.J56:'exerc2.1 - c++'.J59" chart:data-source-has-labels="column" svg:x="1.213cm" svg:y="1.943cm" svg:width="8.718cm" svg:height="2.726cm">
          <chartooo:coordinate-region svg:x="2.125cm" svg:y="2.142cm" svg:width="7.341cm" svg:height="1.88cm"/>
          <chart:axis chart:dimension="x" chart:name="primary-x" chart:style-name="ch5" chartooo:axis-type="auto">
            <chartooo:date-scale/>
            <chart:title svg:x="4.218cm" svg:y="4.784cm" chart:style-name="ch6">
              <text:p>amanho da matriz</text:p>
            </chart:title>
            <chart:categories table:cell-range-address="'exerc2.1 - c++'.C56:'exerc2.1 - c++'.C59"/>
          </chart:axis>
          <chart:axis chart:dimension="y" chart:name="primary-y" chart:style-name="ch5">
            <chart:title svg:x="0.451cm" svg:y="5.123cm" chart:style-name="ch7">
              <text:p>Desempenho (GFLOPS)</text:p>
            </chart:title>
            <chart:grid chart:style-name="ch8" chart:class="major"/>
          </chart:axis>
          <chart:series chart:style-name="ch9" chart:values-cell-range-address="'exerc2.1 - c++'.J56:'exerc2.1 - c++'.J59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.1 - c++'.C56:'exerc2.1 - c++'.C59</svg:desc>
                </draw:g>
              </table:table-cell>
              <table:table-cell office:value-type="float" office:value="2.79962017175915">
                <text:p>2.79962017175915</text:p>
                <draw:g>
                  <svg:desc>'exerc2.1 - c++'.J56:'exerc2.1 - c++'.J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2.78769948416409">
                <text:p>2.787699484164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80739752986355">
                <text:p>2.8073975298635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.74028375136537">
                <text:p>2.7402837513653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93cm" svg:height="8.42cm" xlink:href=".." xlink:type="simple" chart:class="chart:line" chart:style-name="ch1">
        <chart:title svg:x="0.048cm" svg:y="0.304cm" chart:style-name="ch2">
          <text:p>Evolução de "data cache misses" em função do tamanho da matriz</text:p>
        </chart:title>
        <chart:subtitle svg:x="5.419cm" svg:y="1.251cm" chart:style-name="ch3">
          <text:p>Cache L1 e L2</text:p>
        </chart:subtitle>
        <chart:legend chart:legend-position="end" svg:x="10.853cm" svg:y="3.662cm" style:legend-expansion="high" chart:style-name="ch4"/>
        <chart:plot-area chart:style-name="ch5" table:cell-range-address="'exer1 - c++'.A2:'exer1 - c++'.A8 'exer1 - c++'.C1:'exer1 - c++'.D8" chart:data-source-has-labels="both" svg:x="1.28cm" svg:y="2.102cm" svg:width="9.304cm" svg:height="5.169cm">
          <chartooo:coordinate-region svg:x="3.198cm" svg:y="2.301cm" svg:width="6.829cm" svg:height="4.323cm"/>
          <chart:axis chart:dimension="x" chart:name="primary-x" chart:style-name="ch6" chartooo:axis-type="auto">
            <chartooo:date-scale/>
            <chart:title svg:x="4.711cm" svg:y="7.439cm" chart:style-name="ch7">
              <text:p>Tamanho matriz</text:p>
            </chart:title>
            <chart:categories table:cell-range-address="'exer1 - c++'.A2:'exer1 - c++'.A8"/>
          </chart:axis>
          <chart:axis chart:dimension="y" chart:name="primary-y" chart:style-name="ch8">
            <chart:title svg:x="0.451cm" svg:y="6.106cm" chart:style-name="ch9">
              <text:p>Data cache misses</text:p>
            </chart:title>
            <chart:grid chart:style-name="ch10" chart:class="major"/>
          </chart:axis>
          <chart:series chart:style-name="ch11" chart:values-cell-range-address="'exer1 - c++'.C2:'exer1 - c++'.C8" chart:label-cell-address="'exer1 - c++'.C1:'exer1 - c++'.C1" chart:class="chart:line">
            <chart:data-point chart:repeated="7"/>
          </chart:series>
          <chart:series chart:style-name="ch12" chart:values-cell-range-address="'exer1 - c++'.D2:'exer1 - c++'.D8" chart:label-cell-address="'exer1 - c++'.D1:'exer1 - c++'.D1" chart:class="chart:line">
            <chart:data-point chart:repeated="5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Std</text:p>
                <draw:g>
                  <svg:desc>'exer1 - c++'.C1:'exer1 - c++'.C1</svg:desc>
                </draw:g>
              </table:table-cell>
              <table:table-cell office:value-type="string">
                <text:p>L2 – Std</text:p>
                <draw:g>
                  <svg:desc>'exer1 - c++'.D1:'exer1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386cm" svg:y="0.316cm" chart:style-name="ch2">
          <text:p>Algoritmo de multiplicação linha por linha - C++ vs Java</text:p>
        </chart:title>
        <chart:subtitle svg:x="5.323cm" svg:y="1.275cm" chart:style-name="ch3">
          <text:p>Tempo em função do tamanho</text:p>
        </chart:subtitle>
        <chart:legend chart:legend-position="end" svg:x="13.913cm" svg:y="3.955cm" style:legend-expansion="high" chart:style-name="ch4"/>
        <chart:plot-area chart:style-name="ch5" table:cell-range-address="'exerc2.1 - c++'.B3:'exerc2.1 - c++'.C9 'exerc2.1 - c++'.A3:'exerc2.1 - c++'.A3 'exerc2.1 - c++'.A11:'exerc2.1 - c++'.A11 'exerc2.1 - c++'.C11:'exerc2.1 - c++'.C17" chart:data-source-has-labels="both" svg:x="1.33cm" svg:y="2.138cm" svg:width="12.264cm" svg:height="5.707cm">
          <chartooo:coordinate-region svg:x="1.951cm" svg:y="2.338cm" svg:width="11.271cm" svg:height="4.86cm"/>
          <chart:axis chart:dimension="x" chart:name="primary-x" chart:style-name="ch6" chartooo:axis-type="auto">
            <chartooo:date-scale/>
            <chart:title svg:x="6.016cm" svg:y="8.025cm" chart:style-name="ch7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6">
            <chart:title svg:x="0.451cm" svg:y="6.92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c2.1 - c++'.C3:'exerc2.1 - c++'.C9" chart:label-cell-address="'exerc2.1 - c++'.A3:'exerc2.1 - c++'.A3" chart:class="chart:line">
            <chart:data-point chart:repeated="7"/>
          </chart:series>
          <chart:series chart:style-name="ch11" chart:values-cell-range-address="'exerc2.1 - c++'.C11:'exerc2.1 - c++'.C17" chart:label-cell-address="'exerc2.1 - c++'.A11:'exerc2.1 - c++'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c2.1 - c++'.A3:'exerc2.1 - c++'.A3</svg:desc>
                </draw:g>
              </table:table-cell>
              <table:table-cell office:value-type="string">
                <text:p>Java</text:p>
                <draw:g>
                  <svg:desc>'exerc2.1 - c++'.A11:'exerc2.1 - c++'.A1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0.118653">
                <text:p>0.118653</text:p>
                <draw:g>
                  <svg:desc>'exerc2.1 - c++'.C3:'exerc2.1 - c++'.C9</svg:desc>
                </draw:g>
              </table:table-cell>
              <table:table-cell office:value-type="float" office:value="0.162">
                <text:p>0.162</text:p>
                <draw:g>
                  <svg:desc>'exerc2.1 - c++'.C11:'exerc2.1 - c++'.C1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45767">
                <text:p>0.645767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81505">
                <text:p>1.81505</text:p>
              </table:table-cell>
              <table:table-cell office:value-type="float" office:value="2.331">
                <text:p>2.33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.88589">
                <text:p>3.88589</text:p>
              </table:table-cell>
              <table:table-cell office:value-type="float" office:value="6.987">
                <text:p>6.98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.23302">
                <text:p>7.23302</text:p>
              </table:table-cell>
              <table:table-cell office:value-type="float" office:value="12.716">
                <text:p>12.71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2.2297">
                <text:p>12.2297</text:p>
              </table:table-cell>
              <table:table-cell office:value-type="float" office:value="20.915">
                <text:p>20.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8.7943">
                <text:p>18.7943</text:p>
              </table:table-cell>
              <table:table-cell office:value-type="float" office:value="32.138">
                <text:p>32.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69cm" svg:height="9.112cm" xlink:href=".." xlink:type="simple" chart:class="chart:line" chart:style-name="ch1">
        <chart:title svg:x="2.287cm" svg:y="0.318cm" chart:style-name="ch2">
          <text:p>Algoritmo de multiplicação standard - C++ vs Java</text:p>
        </chart:title>
        <chart:subtitle svg:x="4.708cm" svg:y="1.279cm" chart:style-name="ch3">
          <text:p>Tempo em função do tamanho</text:p>
        </chart:subtitle>
        <chart:legend chart:legend-position="end" svg:x="12.684cm" svg:y="4.008cm" style:legend-expansion="high" chart:style-name="ch4"/>
        <chart:plot-area chart:style-name="ch5" table:cell-range-address="'exer1 - c++'.M2:'exer1 - c++'.N8 'exer1 - c++'.K2:'exer1 - c++'.K3 'exer1 - c++'.B2:'exer1 - c++'.B8" chart:data-source-has-labels="both" svg:x="1.306cm" svg:y="2.144cm" svg:width="11.083cm" svg:height="5.805cm">
          <chartooo:coordinate-region svg:x="1.927cm" svg:y="2.343cm" svg:width="9.904cm" svg:height="4.959cm"/>
          <chart:axis chart:dimension="x" chart:name="primary-x" chart:style-name="ch6" chartooo:axis-type="auto">
            <chartooo:date-scale/>
            <chart:title svg:x="5.401cm" svg:y="8.131cm" chart:style-name="ch7">
              <text:p>Tamanho da matriz</text:p>
            </chart:title>
            <chart:categories table:cell-range-address="'exer1 - c++'.M2:'exer1 - c++'.M8"/>
          </chart:axis>
          <chart:axis chart:dimension="y" chart:name="primary-y" chart:style-name="ch6">
            <chart:title svg:x="0.451cm" svg:y="6.942cm" chart:style-name="ch8">
              <text:p>Tempode processamento</text:p>
            </chart:title>
            <chart:grid chart:style-name="ch9" chart:class="major"/>
          </chart:axis>
          <chart:series chart:style-name="ch10" chart:values-cell-range-address="'exer1 - c++'.B2:'exer1 - c++'.B8" chart:label-cell-address="'exer1 - c++'.K2:'exer1 - c++'.K2" chart:class="chart:line">
            <chart:data-point chart:repeated="7"/>
          </chart:series>
          <chart:series chart:style-name="ch11" chart:values-cell-range-address="'exer1 - c++'.N2:'exer1 - c++'.N8" chart:label-cell-address="'exer1 - c++'.K3:'exer1 - c++'.K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1 - c++'.K2:'exer1 - c++'.K2</svg:desc>
                </draw:g>
              </table:table-cell>
              <table:table-cell office:value-type="string">
                <text:p>Java</text:p>
                <draw:g>
                  <svg:desc>'exer1 - c++'.K3:'exer1 - c++'.K3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M2:'exer1 - c++'.M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  <table:table-cell office:value-type="float" office:value="0.261">
                <text:p>0.261</text:p>
                <draw:g>
                  <svg:desc>'exer1 - c++'.N2:'exer1 - c++'.N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  <table:table-cell office:value-type="float" office:value="2.179">
                <text:p>2.1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  <table:table-cell office:value-type="float" office:value="23.187">
                <text:p>23.18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  <table:table-cell office:value-type="float" office:value="48.726">
                <text:p>48.72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  <table:table-cell office:value-type="float" office:value="86.293">
                <text:p>86.29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  <table:table-cell office:value-type="float" office:value="140.909">
                <text:p>140.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05cm" svg:y="0.316cm" chart:style-name="ch2">
          <text:p>Desempenho em função do tamanho</text:p>
        </chart:title>
        <chart:subtitle svg:x="5.257cm" svg:y="1.275cm" chart:style-name="ch3">
          <text:p>Difderentes tamanhos de bloco</text:p>
        </chart:subtitle>
        <chart:legend chart:legend-position="end" svg:x="13.915cm" svg:y="3.454cm" style:legend-expansion="high" chart:style-name="ch4"/>
        <chart:plot-area chart:style-name="ch5" table:cell-range-address="exerc3.B2:exerc3.B5 exerc3.F1:exerc3.F5 exerc3.F7:exerc3.F11 exerc3.F13:exerc3.F17 exerc3.F19:exerc3.F23" chart:data-source-has-labels="both" svg:x="1.331cm" svg:y="2.138cm" svg:width="12.264cm" svg:height="5.701cm">
          <chartooo:coordinate-region svg:x="2.058cm" svg:y="2.337cm" svg:width="11.072cm" svg:height="4.855cm"/>
          <chart:axis chart:dimension="x" chart:name="primary-x" chart:style-name="ch6" chartooo:axis-type="auto">
            <chartooo:date-scale/>
            <chart:title svg:x="6.017cm" svg:y="8.019cm" chart:style-name="ch7">
              <text:p>Tamanho da matriz</text:p>
            </chart:title>
            <chart:categories table:cell-range-address="exerc3.B2:exerc3.B5"/>
          </chart:axis>
          <chart:axis chart:dimension="y" chart:name="primary-y" chart:style-name="ch8">
            <chart:title svg:x="0.451cm" svg:y="6.805cm" chart:style-name="ch9">
              <text:p>Desempenho (GFLOPS)</text:p>
            </chart:title>
            <chart:grid chart:style-name="ch10" chart:class="major"/>
          </chart:axis>
          <chart:series chart:style-name="ch11" chart:values-cell-range-address="exerc3.F2:exerc3.F5" chart:label-cell-address="exerc3.F1:exerc3.F1" chart:class="chart:line">
            <chart:data-point chart:repeated="4"/>
          </chart:series>
          <chart:series chart:style-name="ch12" chart:values-cell-range-address="exerc3.F8:exerc3.F11" chart:label-cell-address="exerc3.F7:exerc3.F7" chart:class="chart:line">
            <chart:data-point chart:repeated="4"/>
          </chart:series>
          <chart:series chart:style-name="ch13" chart:values-cell-range-address="exerc3.F14:exerc3.F17" chart:label-cell-address="exerc3.F13:exerc3.F13" chart:class="chart:line">
            <chart:data-point chart:repeated="4"/>
          </chart:series>
          <chart:series chart:style-name="ch14" chart:values-cell-range-address="exerc3.F20:exerc3.F23" chart:label-cell-address="exerc3.F19:exerc3.F19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exerc3.F1:exerc3.F1</svg:desc>
                </draw:g>
              </table:table-cell>
              <table:table-cell office:value-type="string">
                <text:p>512</text:p>
                <draw:g>
                  <svg:desc>exerc3.F7:exerc3.F7</svg:desc>
                </draw:g>
              </table:table-cell>
              <table:table-cell office:value-type="string">
                <text:p>256</text:p>
                <draw:g>
                  <svg:desc>exerc3.F13:exerc3.F13</svg:desc>
                </draw:g>
              </table:table-cell>
              <table:table-cell office:value-type="string">
                <text:p>1024</text:p>
                <draw:g>
                  <svg:desc>exerc3.F19:exerc3.F19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2:exerc3.B5</svg:desc>
                </draw:g>
              </table:table-cell>
              <table:table-cell office:value-type="float" office:value="3.53115615084606">
                <text:p>3.53115615084606</text:p>
                <draw:g>
                  <svg:desc>exerc3.F2:exerc3.F5</svg:desc>
                </draw:g>
              </table:table-cell>
              <table:table-cell office:value-type="float" office:value="3.13582805455798">
                <text:p>3.13582805455798</text:p>
                <draw:g>
                  <svg:desc>exerc3.F8:exerc3.F11</svg:desc>
                </draw:g>
              </table:table-cell>
              <table:table-cell office:value-type="float" office:value="3.5581058190385">
                <text:p>3.5581058190385</text:p>
                <draw:g>
                  <svg:desc>exerc3.F14:exerc3.F17</svg:desc>
                </draw:g>
              </table:table-cell>
              <table:table-cell office:value-type="float" office:value="3.14504174974028">
                <text:p>3.14504174974028</text:p>
                <draw:g>
                  <svg:desc>exerc3.F20:exerc3.F23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3.5136914870241">
                <text:p>3.5136914870241</text:p>
              </table:table-cell>
              <table:table-cell office:value-type="float" office:value="3.13999978316466">
                <text:p>3.13999978316466</text:p>
              </table:table-cell>
              <table:table-cell office:value-type="float" office:value="3.36972749043253">
                <text:p>3.36972749043253</text:p>
              </table:table-cell>
              <table:table-cell office:value-type="float" office:value="3.17690325916896">
                <text:p>3.1769032591689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53482699677703">
                <text:p>2.53482699677703</text:p>
              </table:table-cell>
              <table:table-cell office:value-type="float" office:value="2.99770880893387">
                <text:p>2.99770880893387</text:p>
              </table:table-cell>
              <table:table-cell office:value-type="float" office:value="2.88470643673915">
                <text:p>2.88470643673915</text:p>
              </table:table-cell>
              <table:table-cell office:value-type="float" office:value="3.12633035472883">
                <text:p>3.1263303547288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3.53968957304178">
                <text:p>3.53968957304178</text:p>
              </table:table-cell>
              <table:table-cell office:value-type="float" office:value="3.23063469555079">
                <text:p>3.23063469555079</text:p>
              </table:table-cell>
              <table:table-cell office:value-type="float" office:value="3.79613268446517">
                <text:p>3.79613268446517</text:p>
              </table:table-cell>
              <table:table-cell office:value-type="float" office:value="3.11638257134357">
                <text:p>3.116382571343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74cm" svg:height="6.934cm" xlink:href=".." xlink:type="simple" chart:class="chart:line" chart:style-name="ch1">
        <chart:title svg:x="1.934cm" svg:y="0.274cm" chart:style-name="ch2">
          <text:p>Data cache misses em função do tamanho</text:p>
        </chart:title>
        <chart:legend chart:legend-position="end" svg:x="9.992cm" svg:y="2.919cm" style:legend-expansion="high" chart:style-name="ch3"/>
        <chart:plot-area chart:style-name="ch4" table:cell-range-address="'exerc2.1 - c++'.B3:'exerc2.1 - c++'.B9 'exerc2.1 - c++'.D2:'exerc2.1 - c++'.E9" chart:data-source-has-labels="both" svg:x="1.26cm" svg:y="1.191cm" svg:width="8.483cm" svg:height="4.624cm">
          <chartooo:coordinate-region svg:x="2.993cm" svg:y="1.391cm" svg:width="6.378cm" svg:height="3.777cm"/>
          <chart:axis chart:dimension="x" chart:name="primary-x" chart:style-name="ch5" chartooo:axis-type="auto">
            <chartooo:date-scale/>
            <chart:title svg:x="4.055cm" svg:y="5.953cm" chart:style-name="ch6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7">
            <chart:title svg:x="0.451cm" svg:y="4.923cm" chart:style-name="ch8">
              <text:p>Data cache misses</text:p>
            </chart:title>
            <chart:grid chart:style-name="ch9" chart:class="major"/>
          </chart:axis>
          <chart:series chart:style-name="ch10" chart:values-cell-range-address="'exerc2.1 - c++'.D3:'exerc2.1 - c++'.D9" chart:label-cell-address="'exerc2.1 - c++'.D2:'exerc2.1 - c++'.D2" chart:class="chart:line">
            <chart:data-point chart:repeated="7"/>
          </chart:series>
          <chart:series chart:style-name="ch11" chart:values-cell-range-address="'exerc2.1 - c++'.E3:'exerc2.1 - c++'.E9" chart:label-cell-address="'exerc2.1 - c++'.E2:'exerc2.1 - c++'.E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LL</text:p>
                <draw:g>
                  <svg:desc>'exerc2.1 - c++'.D2:'exerc2.1 - c++'.D2</svg:desc>
                </draw:g>
              </table:table-cell>
              <table:table-cell office:value-type="string">
                <text:p>L2 – LL</text:p>
                <draw:g>
                  <svg:desc>'exerc2.1 - c++'.E2:'exerc2.1 - c++'.E2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27109212">
                <text:p>27109212</text:p>
                <draw:g>
                  <svg:desc>'exerc2.1 - c++'.D3:'exerc2.1 - c++'.D9</svg:desc>
                </draw:g>
              </table:table-cell>
              <table:table-cell office:value-type="float" office:value="56647726">
                <text:p>56647726</text:p>
                <draw:g>
                  <svg:desc>'exerc2.1 - c++'.E3:'exerc2.1 - c++'.E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5729167">
                <text:p>125729167</text:p>
              </table:table-cell>
              <table:table-cell office:value-type="float" office:value="257837400">
                <text:p>2578374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46028960">
                <text:p>346028960</text:p>
              </table:table-cell>
              <table:table-cell office:value-type="float" office:value="700519840">
                <text:p>70051984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45244062">
                <text:p>745244062</text:p>
              </table:table-cell>
              <table:table-cell office:value-type="float" office:value="1496961085">
                <text:p>14969610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077942527">
                <text:p>2077942527</text:p>
              </table:table-cell>
              <table:table-cell office:value-type="float" office:value="2733410635">
                <text:p>27334106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412815940">
                <text:p>4412815940</text:p>
              </table:table-cell>
              <table:table-cell office:value-type="float" office:value="4528115554">
                <text:p>45281155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779524738">
                <text:p>6779524738</text:p>
              </table:table-cell>
              <table:table-cell office:value-type="float" office:value="6953583334">
                <text:p>69535833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5308d" draw:fill-color="#55308d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svg:stroke-opacity="80%" draw:fill-color="#ff420e" draw:opacity="80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4cm" svg:height="7.598cm" xlink:href=".." xlink:type="simple" chart:class="chart:line" chart:column-mapping="0" chart:style-name="ch1">
        <chart:title svg:x="3.48cm" svg:y="0.286cm" chart:style-name="ch2">
          <text:p>Comparação de "data cache missings" 
nos algoritmos standard e linha por linha</text:p>
        </chart:title>
        <chart:legend chart:legend-position="end" svg:x="12.504cm" svg:y="2.753cm" style:legend-expansion="high" chart:style-name="ch3"/>
        <chart:plot-area chart:style-name="ch4" table:cell-range-address="'exerc2.1 - c++'.B3:'exerc2.1 - c++'.B9 'exer1 - c++'.C1:'exer1 - c++'.D8 'exerc2.1 - c++'.D2:'exerc2.1 - c++'.E9" chart:data-source-has-labels="both" svg:x="1.313cm" svg:y="1.72cm" svg:width="10.889cm" svg:height="4.746cm">
          <chartooo:coordinate-region svg:x="3.231cm" svg:y="1.92cm" svg:width="8.414cm" svg:height="3.899cm"/>
          <chart:axis chart:dimension="x" chart:name="primary-x" chart:style-name="ch5" chartooo:axis-type="auto">
            <chartooo:date-scale/>
            <chart:title svg:x="5.311cm" svg:y="6.617cm" chart:style-name="ch6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7">
            <chart:title svg:x="0.451cm" svg:y="5.553cm" chart:style-name="ch8">
              <text:p>Data Cache Misses</text:p>
            </chart:title>
            <chart:grid chart:style-name="ch9" chart:class="major"/>
          </chart:axis>
          <chart:series chart:style-name="ch10" chart:values-cell-range-address="'exer1 - c++'.C2:'exer1 - c++'.C8" chart:label-cell-address="'exer1 - c++'.C1:'exer1 - c++'.C1" chart:class="chart:line">
            <chart:data-point chart:repeated="7"/>
          </chart:series>
          <chart:series chart:style-name="ch11" chart:values-cell-range-address="'exer1 - c++'.D2:'exer1 - c++'.D8" chart:label-cell-address="'exer1 - c++'.D1:'exer1 - c++'.D1" chart:class="chart:line">
            <chart:data-point chart:repeated="7"/>
          </chart:series>
          <chart:series chart:style-name="ch12" chart:values-cell-range-address="'exerc2.1 - c++'.D3:'exerc2.1 - c++'.D9" chart:label-cell-address="'exerc2.1 - c++'.D2:'exerc2.1 - c++'.D2" chart:class="chart:line">
            <chart:data-point chart:repeated="7"/>
          </chart:series>
          <chart:series chart:style-name="ch13" chart:values-cell-range-address="'exerc2.1 - c++'.E3:'exerc2.1 - c++'.E9" chart:label-cell-address="'exerc2.1 - c++'.E2:'exerc2.1 - c++'.E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Std</text:p>
                <draw:g>
                  <svg:desc>'exer1 - c++'.C1:'exer1 - c++'.C1</svg:desc>
                </draw:g>
              </table:table-cell>
              <table:table-cell office:value-type="string">
                <text:p>L2 – Std</text:p>
                <draw:g>
                  <svg:desc>'exer1 - c++'.D1:'exer1 - c++'.D1</svg:desc>
                </draw:g>
              </table:table-cell>
              <table:table-cell office:value-type="string">
                <text:p>L1 – LL</text:p>
                <draw:g>
                  <svg:desc>'exerc2.1 - c++'.D2:'exerc2.1 - c++'.D2</svg:desc>
                </draw:g>
              </table:table-cell>
              <table:table-cell office:value-type="string">
                <text:p>L2 – LL</text:p>
                <draw:g>
                  <svg:desc>'exerc2.1 - c++'.E2:'exerc2.1 - c++'.E2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  <table:table-cell office:value-type="float" office:value="27109212">
                <text:p>27109212</text:p>
                <draw:g>
                  <svg:desc>'exerc2.1 - c++'.D3:'exerc2.1 - c++'.D9</svg:desc>
                </draw:g>
              </table:table-cell>
              <table:table-cell office:value-type="float" office:value="56647726">
                <text:p>56647726</text:p>
                <draw:g>
                  <svg:desc>'exerc2.1 - c++'.E3:'exerc2.1 - c++'.E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  <table:table-cell office:value-type="float" office:value="125729167">
                <text:p>125729167</text:p>
              </table:table-cell>
              <table:table-cell office:value-type="float" office:value="257837400">
                <text:p>2578374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  <table:table-cell office:value-type="float" office:value="346028960">
                <text:p>346028960</text:p>
              </table:table-cell>
              <table:table-cell office:value-type="float" office:value="700519840">
                <text:p>70051984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  <table:table-cell office:value-type="float" office:value="745244062">
                <text:p>745244062</text:p>
              </table:table-cell>
              <table:table-cell office:value-type="float" office:value="1496961085">
                <text:p>14969610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  <table:table-cell office:value-type="float" office:value="2077942527">
                <text:p>2077942527</text:p>
              </table:table-cell>
              <table:table-cell office:value-type="float" office:value="2733410635">
                <text:p>27334106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  <table:table-cell office:value-type="float" office:value="4412815940">
                <text:p>4412815940</text:p>
              </table:table-cell>
              <table:table-cell office:value-type="float" office:value="4528115554">
                <text:p>45281155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  <table:table-cell office:value-type="float" office:value="6779524738">
                <text:p>6779524738</text:p>
              </table:table-cell>
              <table:table-cell office:value-type="float" office:value="6953583334">
                <text:p>69535833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07cm" svg:height="6.748cm" xlink:href=".." xlink:type="simple" chart:class="chart:line" chart:style-name="ch1">
        <chart:title svg:x="2.53cm" svg:y="0.27cm" chart:style-name="ch2">
          <text:p>Tempo em função do tamanho</text:p>
        </chart:title>
        <chart:subtitle svg:x="2.94cm" svg:y="1.183cm" chart:style-name="ch3">
          <text:p>Algoritmo linha por linha - C++</text:p>
        </chart:subtitle>
        <chart:plot-area chart:style-name="ch4" table:cell-range-address="'exerc2.1 - c++'.C55:'exerc2.1 - c++'.D59" chart:data-source-has-labels="both" svg:x="1.235cm" svg:y="2cm" svg:width="9.748cm" svg:height="3.633cm">
          <chartooo:coordinate-region svg:x="2.042cm" svg:y="2.199cm" svg:width="8.291cm" svg:height="2.787cm"/>
          <chart:axis chart:dimension="x" chart:name="primary-x" chart:style-name="ch5" chartooo:axis-type="auto">
            <chartooo:date-scale/>
            <chart:title svg:x="4.663cm" svg:y="5.767cm" chart:style-name="ch6">
              <text:p>Tamanho da matriz</text:p>
            </chart:title>
            <chart:categories table:cell-range-address="'exerc2.1 - c++'.C56:'exerc2.1 - c++'.C59"/>
          </chart:axis>
          <chart:axis chart:dimension="y" chart:name="primary-y" chart:style-name="ch5">
            <chart:title svg:x="0.451cm" svg:y="5.752cm" chart:style-name="ch7">
              <text:p>Tempo de processamento</text:p>
            </chart:title>
            <chart:grid chart:style-name="ch8" chart:class="major"/>
          </chart:axis>
          <chart:series chart:style-name="ch9" chart:values-cell-range-address="'exerc2.1 - c++'.D56:'exerc2.1 - c++'.D59" chart:label-cell-address="'exerc2.1 - c++'.D55:'exerc2.1 - c++'.D5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</text:p>
                <draw:g>
                  <svg:desc>'exerc2.1 - c++'.D55:'exerc2.1 - c++'.D5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.1 - c++'.C56:'exerc2.1 - c++'.C59</svg:desc>
                </draw:g>
              </table:table-cell>
              <table:table-cell office:value-type="float" office:value="49.092">
                <text:p>49.092</text:p>
                <draw:g>
                  <svg:desc>'exerc2.1 - c++'.D56:'exerc2.1 - c++'.D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66.394">
                <text:p>166.39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91.648">
                <text:p>391.648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783.672">
                <text:p>783.6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